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Arial2" svg:font-family="Arial" style:font-family-generic="swiss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 Condensed" svg:font-family="'DejaVu Sans Condensed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1" style:family="table">
      <style:table-properties style:width="17.092cm" fo:margin-left="0.275cm" table:align="left" style:writing-mode="lr-tb"/>
    </style:style>
    <style:style style:name="Tabla1.A" style:family="table-column">
      <style:table-column-properties style:column-width="17.092cm"/>
    </style:style>
    <style:style style:name="Tabla1.1" style:family="table-row">
      <style:table-row-properties style:min-row-height="0.873cm" style:keep-together="true" fo:keep-together="auto"/>
    </style:style>
    <style:style style:name="Tabla1.A1" style:family="table-cell">
      <style:table-cell-properties fo:padding="0.097cm" fo:border="0.002cm solid #000000"/>
    </style:style>
    <style:style style:name="Tabla1.2" style:family="table-row">
      <style:table-row-properties style:keep-together="true" fo:keep-together="auto"/>
    </style:style>
    <style:style style:name="Tabla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.3" style:family="table-row">
      <style:table-row-properties style:min-row-height="2.122cm" style:keep-together="true" fo:keep-together="auto"/>
    </style:style>
    <style:style style:name="Tabla1.4" style:family="table-row">
      <style:table-row-properties style:min-row-height="1.626cm" style:keep-together="true" fo:keep-together="auto"/>
    </style:style>
    <style:style style:name="Tabla2" style:family="table">
      <style:table-properties style:width="16.898cm" table:align="margins"/>
    </style:style>
    <style:style style:name="Tabla2.A" style:family="table-column">
      <style:table-column-properties style:column-width="8.449cm" style:rel-column-width="32767*"/>
    </style:style>
    <style:style style:name="Tabla2.B" style:family="table-column">
      <style:table-column-properties style:column-width="8.449cm" style:rel-column-width="32768*"/>
    </style:style>
    <style:style style:name="Tab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B1" style:family="table-cell">
      <style:table-cell-properties fo:padding="0.097cm" fo:border="0.002cm solid #000000"/>
    </style:style>
    <style:style style:name="Tabla2.A2" style:family="table-cell">
      <style:table-cell-properties fo:padding="0.097cm" fo:border-left="0.002cm solid #000000" fo:border-right="none" fo:border-top="none" fo:border-bottom="0.002cm solid #000000"/>
    </style:style>
    <style:style style:name="Tabla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17.134cm" fo:margin-left="0.275cm" table:align="left" style:writing-mode="lr-tb"/>
    </style:style>
    <style:style style:name="Table1.A" style:family="table-column">
      <style:table-column-properties style:column-width="17.134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8" style:family="table">
      <style:table-properties style:width="16.94cm" table:align="margins"/>
    </style:style>
    <style:style style:name="Tabla18.A" style:family="table-column">
      <style:table-column-properties style:column-width="8.47cm" style:rel-column-width="32767*"/>
    </style:style>
    <style:style style:name="Tabla18.B" style:family="table-column">
      <style:table-column-properties style:column-width="8.47cm" style:rel-column-width="32768*"/>
    </style:style>
    <style:style style:name="Tabla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8.B1" style:family="table-cell">
      <style:table-cell-properties fo:padding="0.097cm" fo:border="0.002cm solid #000000"/>
    </style:style>
    <style:style style:name="Tabla3" style:family="table">
      <style:table-properties style:width="17.119cm" fo:margin-left="0.116cm" table:align="left" style:writing-mode="lr-tb"/>
    </style:style>
    <style:style style:name="Tabla3.A" style:family="table-column">
      <style:table-column-properties style:column-width="17.119cm"/>
    </style:style>
    <style:style style:name="Tabla3.1" style:family="table-row">
      <style:table-row-properties style:keep-together="true" fo:keep-together="auto"/>
    </style:style>
    <style:style style:name="Tabla3.A1" style:family="table-cell">
      <style:table-cell-properties fo:padding="0.097cm" fo:border="0.002cm solid #000000"/>
    </style:style>
    <style:style style:name="Tabla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9" style:family="table">
      <style:table-properties style:width="16.925cm" table:align="margins"/>
    </style:style>
    <style:style style:name="Tabla19.A" style:family="table-column">
      <style:table-column-properties style:column-width="8.461cm" style:rel-column-width="32767*"/>
    </style:style>
    <style:style style:name="Tabla19.B" style:family="table-column">
      <style:table-column-properties style:column-width="8.463cm" style:rel-column-width="32768*"/>
    </style:style>
    <style:style style:name="Tabla1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9.B1" style:family="table-cell">
      <style:table-cell-properties fo:padding="0.097cm" fo:border="0.002cm solid #000000"/>
    </style:style>
    <style:style style:name="Tabla5" style:family="table">
      <style:table-properties style:width="16.738cm" fo:margin-left="0.275cm" table:align="left" style:writing-mode="lr-tb"/>
    </style:style>
    <style:style style:name="Tabla5.A" style:family="table-column">
      <style:table-column-properties style:column-width="16.738cm"/>
    </style:style>
    <style:style style:name="Tabla5.1" style:family="table-row">
      <style:table-row-properties style:keep-together="true" fo:keep-together="auto"/>
    </style:style>
    <style:style style:name="Tabla5.A1" style:family="table-cell">
      <style:table-cell-properties fo:padding="0.097cm" fo:border="0.002cm solid #000000"/>
    </style:style>
    <style:style style:name="Tabla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3" style:family="table">
      <style:table-properties style:width="16.544cm" table:align="margins"/>
    </style:style>
    <style:style style:name="Tabla33.A" style:family="table-column">
      <style:table-column-properties style:column-width="8.271cm" style:rel-column-width="32767*"/>
    </style:style>
    <style:style style:name="Tabla33.B" style:family="table-column">
      <style:table-column-properties style:column-width="8.273cm" style:rel-column-width="32768*"/>
    </style:style>
    <style:style style:name="Tabla3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3.B1" style:family="table-cell">
      <style:table-cell-properties fo:padding="0.097cm" fo:border="0.002cm solid #000000"/>
    </style:style>
    <style:style style:name="Tabla4" style:family="table">
      <style:table-properties style:width="17.002cm" fo:margin-left="0.196cm" table:align="left" style:writing-mode="lr-tb"/>
    </style:style>
    <style:style style:name="Tabla4.A" style:family="table-column">
      <style:table-column-properties style:column-width="17.002cm"/>
    </style:style>
    <style:style style:name="Tabla4.1" style:family="table-row">
      <style:table-row-properties style:keep-together="true" fo:keep-together="auto"/>
    </style:style>
    <style:style style:name="Tabla4.A1" style:family="table-cell">
      <style:table-cell-properties fo:padding="0.097cm" fo:border="0.002cm solid #000000"/>
    </style:style>
    <style:style style:name="Tabla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4" style:family="table">
      <style:table-properties style:width="16.808cm" table:align="margins"/>
    </style:style>
    <style:style style:name="Tabla34.A" style:family="table-column">
      <style:table-column-properties style:column-width="8.403cm" style:rel-column-width="32767*"/>
    </style:style>
    <style:style style:name="Tabla34.B" style:family="table-column">
      <style:table-column-properties style:column-width="8.405cm" style:rel-column-width="32768*"/>
    </style:style>
    <style:style style:name="Tabla3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4.B1" style:family="table-cell">
      <style:table-cell-properties fo:padding="0.097cm" fo:border="0.002cm solid #000000"/>
    </style:style>
    <style:style style:name="Tabla6" style:family="table">
      <style:table-properties style:width="17.161cm" fo:margin-left="0.143cm" table:align="left" style:writing-mode="lr-tb"/>
    </style:style>
    <style:style style:name="Tabla6.A" style:family="table-column">
      <style:table-column-properties style:column-width="17.161cm"/>
    </style:style>
    <style:style style:name="Tabla6.1" style:family="table-row">
      <style:table-row-properties style:keep-together="true" fo:keep-together="auto"/>
    </style:style>
    <style:style style:name="Tabla6.A1" style:family="table-cell">
      <style:table-cell-properties fo:padding="0.097cm" fo:border="0.002cm solid #000000"/>
    </style:style>
    <style:style style:name="Tabla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" style:family="table">
      <style:table-properties style:width="17.357cm" fo:margin-left="-0.053cm" table:align="left" style:writing-mode="lr-tb"/>
    </style:style>
    <style:style style:name="Tabla7.A" style:family="table-column">
      <style:table-column-properties style:column-width="17.357cm"/>
    </style:style>
    <style:style style:name="Tabla7.1" style:family="table-row">
      <style:table-row-properties style:keep-together="true" fo:keep-together="auto"/>
    </style:style>
    <style:style style:name="Tabla7.A1" style:family="table-cell">
      <style:table-cell-properties fo:padding="0.097cm" fo:border="0.002cm solid #000000"/>
    </style:style>
    <style:style style:name="Tabla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8" style:family="table">
      <style:table-properties style:width="16.854cm" fo:margin-left="0.407cm" table:align="left" style:writing-mode="lr-tb"/>
    </style:style>
    <style:style style:name="Tabla8.A" style:family="table-column">
      <style:table-column-properties style:column-width="16.854cm"/>
    </style:style>
    <style:style style:name="Tabla8.1" style:family="table-row">
      <style:table-row-properties style:keep-together="true" fo:keep-together="auto"/>
    </style:style>
    <style:style style:name="Tabla8.A1" style:family="table-cell">
      <style:table-cell-properties fo:padding="0.097cm" fo:border="0.002cm solid #000000"/>
    </style:style>
    <style:style style:name="Tabla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5" style:family="table">
      <style:table-properties style:width="16.66cm" table:align="margins"/>
    </style:style>
    <style:style style:name="Tabla35.A" style:family="table-column">
      <style:table-column-properties style:column-width="8.329cm" style:rel-column-width="32767*"/>
    </style:style>
    <style:style style:name="Tabla35.B" style:family="table-column">
      <style:table-column-properties style:column-width="8.331cm" style:rel-column-width="32768*"/>
    </style:style>
    <style:style style:name="Tabla3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5.B1" style:family="table-cell">
      <style:table-cell-properties fo:padding="0.097cm" fo:border="0.002cm solid #000000"/>
    </style:style>
    <style:style style:name="Tabla35.A2" style:family="table-cell">
      <style:table-cell-properties fo:padding="0.097cm" fo:border-left="0.002cm solid #000000" fo:border-right="none" fo:border-top="none" fo:border-bottom="0.002cm solid #000000"/>
    </style:style>
    <style:style style:name="Tabla3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" style:family="table">
      <style:table-properties style:width="16.351cm" fo:margin-left="0.54cm" table:align="left" style:writing-mode="lr-tb"/>
    </style:style>
    <style:style style:name="Tabla9.A" style:family="table-column">
      <style:table-column-properties style:column-width="16.351cm"/>
    </style:style>
    <style:style style:name="Tabla9.1" style:family="table-row">
      <style:table-row-properties style:keep-together="true" fo:keep-together="auto"/>
    </style:style>
    <style:style style:name="Tabla9.A1" style:family="table-cell">
      <style:table-cell-properties fo:padding="0.097cm" fo:border="0.002cm solid #000000"/>
    </style:style>
    <style:style style:name="Tabla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6" style:family="table">
      <style:table-properties style:width="16.157cm" table:align="margins"/>
    </style:style>
    <style:style style:name="Tabla36.A" style:family="table-column">
      <style:table-column-properties style:column-width="8.079cm" style:rel-column-width="32767*"/>
    </style:style>
    <style:style style:name="Tabla36.B" style:family="table-column">
      <style:table-column-properties style:column-width="8.079cm" style:rel-column-width="32768*"/>
    </style:style>
    <style:style style:name="Tabla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6.B1" style:family="table-cell">
      <style:table-cell-properties fo:padding="0.097cm" fo:border="0.002cm solid #000000"/>
    </style:style>
    <style:style style:name="Tabla36.A2" style:family="table-cell">
      <style:table-cell-properties fo:padding="0.097cm" fo:border-left="0.002cm solid #000000" fo:border-right="none" fo:border-top="none" fo:border-bottom="0.002cm solid #000000"/>
    </style:style>
    <style:style style:name="Tabla3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1" style:family="table">
      <style:table-properties style:width="16.351cm" fo:margin-left="0.54cm" table:align="left" style:writing-mode="lr-tb"/>
    </style:style>
    <style:style style:name="Tabla31.A" style:family="table-column">
      <style:table-column-properties style:column-width="16.351cm"/>
    </style:style>
    <style:style style:name="Tabla31.1" style:family="table-row">
      <style:table-row-properties style:keep-together="true" fo:keep-together="auto"/>
    </style:style>
    <style:style style:name="Tabla31.A1" style:family="table-cell">
      <style:table-cell-properties fo:padding="0.097cm" fo:border="0.002cm solid #000000"/>
    </style:style>
    <style:style style:name="Tabla3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7" style:family="table">
      <style:table-properties style:width="16.157cm" table:align="margins"/>
    </style:style>
    <style:style style:name="Tabla37.A" style:family="table-column">
      <style:table-column-properties style:column-width="8.079cm" style:rel-column-width="32767*"/>
    </style:style>
    <style:style style:name="Tabla37.B" style:family="table-column">
      <style:table-column-properties style:column-width="8.079cm" style:rel-column-width="32768*"/>
    </style:style>
    <style:style style:name="Tabla3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7.B1" style:family="table-cell">
      <style:table-cell-properties fo:padding="0.097cm" fo:border="0.002cm solid #000000"/>
    </style:style>
    <style:style style:name="Tabla37.A2" style:family="table-cell">
      <style:table-cell-properties fo:padding="0.097cm" fo:border-left="0.002cm solid #000000" fo:border-right="none" fo:border-top="none" fo:border-bottom="0.002cm solid #000000"/>
    </style:style>
    <style:style style:name="Tabla3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" style:family="table">
      <style:table-properties style:width="16.404cm" fo:margin-left="0.513cm" table:align="left" style:writing-mode="lr-tb"/>
    </style:style>
    <style:style style:name="Tabla10.A" style:family="table-column">
      <style:table-column-properties style:column-width="16.404cm"/>
    </style:style>
    <style:style style:name="Tabla10.1" style:family="table-row">
      <style:table-row-properties style:min-row-height="0.661cm" style:keep-together="true" fo:keep-together="auto"/>
    </style:style>
    <style:style style:name="Tabla10.A1" style:family="table-cell">
      <style:table-cell-properties fo:padding="0.097cm" fo:border="0.002cm solid #000000"/>
    </style:style>
    <style:style style:name="Tabla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.3" style:family="table-row">
      <style:table-row-properties style:min-row-height="0.721cm" style:keep-together="true" fo:keep-together="auto"/>
    </style:style>
    <style:style style:name="Tabla10.4" style:family="table-row">
      <style:table-row-properties style:min-row-height="1.427cm" style:keep-together="true" fo:keep-together="auto"/>
    </style:style>
    <style:style style:name="Tabla38" style:family="table">
      <style:table-properties style:width="16.21cm" table:align="margins"/>
    </style:style>
    <style:style style:name="Tabla38.A" style:family="table-column">
      <style:table-column-properties style:column-width="8.105cm" style:rel-column-width="32767*"/>
    </style:style>
    <style:style style:name="Tabla38.B" style:family="table-column">
      <style:table-column-properties style:column-width="8.105cm" style:rel-column-width="32768*"/>
    </style:style>
    <style:style style:name="Tabla3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8.B1" style:family="table-cell">
      <style:table-cell-properties fo:padding="0.097cm" fo:border="0.002cm solid #000000"/>
    </style:style>
    <style:style style:name="Tabla11" style:family="table">
      <style:table-properties style:width="16.113cm" fo:margin-left="0.434cm" table:align="left" style:writing-mode="lr-tb"/>
    </style:style>
    <style:style style:name="Tabla11.A" style:family="table-column">
      <style:table-column-properties style:column-width="16.113cm"/>
    </style:style>
    <style:style style:name="Tabla11.1" style:family="table-row">
      <style:table-row-properties style:min-row-height="0.635cm" style:keep-together="true" fo:keep-together="auto"/>
    </style:style>
    <style:style style:name="Tabla11.A1" style:family="table-cell">
      <style:table-cell-properties fo:padding="0.097cm" fo:border="0.002cm solid #000000"/>
    </style:style>
    <style:style style:name="Tabla11.2" style:family="table-row">
      <style:table-row-properties style:min-row-height="2.09cm" style:keep-together="true" fo:keep-together="auto"/>
    </style:style>
    <style:style style:name="Tabla1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1.3" style:family="table-row">
      <style:table-row-properties style:min-row-height="2.122cm" style:keep-together="true" fo:keep-together="auto"/>
    </style:style>
    <style:style style:name="Tabla11.4" style:family="table-row">
      <style:table-row-properties style:min-row-height="1.626cm" style:keep-together="true" fo:keep-together="auto"/>
    </style:style>
    <style:style style:name="Tabla39" style:family="table">
      <style:table-properties style:width="15.919cm" table:align="margins"/>
    </style:style>
    <style:style style:name="Tabla39.A" style:family="table-column">
      <style:table-column-properties style:column-width="7.959cm" style:rel-column-width="32767*"/>
    </style:style>
    <style:style style:name="Tabla39.B" style:family="table-column">
      <style:table-column-properties style:column-width="7.96cm" style:rel-column-width="32768*"/>
    </style:style>
    <style:style style:name="Tabla3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9.B1" style:family="table-cell">
      <style:table-cell-properties fo:padding="0.097cm" fo:border="0.002cm solid #000000"/>
    </style:style>
    <style:style style:name="Tabla12" style:family="table">
      <style:table-properties style:width="17.002cm" fo:margin-left="0.381cm" fo:break-before="page" table:align="left" style:writing-mode="lr-tb"/>
    </style:style>
    <style:style style:name="Tabla12.A" style:family="table-column">
      <style:table-column-properties style:column-width="17.002cm"/>
    </style:style>
    <style:style style:name="Tabla12.1" style:family="table-row">
      <style:table-row-properties style:min-row-height="0.582cm" style:keep-together="true" fo:keep-together="auto"/>
    </style:style>
    <style:style style:name="Tabla12.A1" style:family="table-cell">
      <style:table-cell-properties fo:padding="0.097cm" fo:border="0.002cm solid #000000"/>
    </style:style>
    <style:style style:name="Tabla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2.3" style:family="table-row">
      <style:table-row-properties style:min-row-height="1.053cm" style:keep-together="true" fo:keep-together="auto"/>
    </style:style>
    <style:style style:name="Tabla12.4" style:family="table-row">
      <style:table-row-properties style:min-row-height="4.657cm" style:keep-together="true" fo:keep-together="auto"/>
    </style:style>
    <style:style style:name="Tabla40" style:family="table">
      <style:table-properties style:width="16.808cm" table:align="margins"/>
    </style:style>
    <style:style style:name="Tabla40.A" style:family="table-column">
      <style:table-column-properties style:column-width="8.44cm" style:rel-column-width="32908*"/>
    </style:style>
    <style:style style:name="Tabla40.B" style:family="table-column">
      <style:table-column-properties style:column-width="8.368cm" style:rel-column-width="32627*"/>
    </style:style>
    <style:style style:name="Tabla4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0.B1" style:family="table-cell">
      <style:table-cell-properties fo:padding="0.097cm" fo:border="0.002cm solid #000000"/>
    </style:style>
    <style:style style:name="Tabla40.A2" style:family="table-cell">
      <style:table-cell-properties fo:padding="0.097cm" fo:border-left="0.002cm solid #000000" fo:border-right="none" fo:border-top="none" fo:border-bottom="0.002cm solid #000000"/>
    </style:style>
    <style:style style:name="Tabla4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3" style:family="table">
      <style:table-properties style:width="16.764cm" fo:margin-left="0.566cm" table:align="left" style:writing-mode="lr-tb"/>
    </style:style>
    <style:style style:name="Tabla13.A" style:family="table-column">
      <style:table-column-properties style:column-width="16.764cm"/>
    </style:style>
    <style:style style:name="Tabla13.1" style:family="table-row">
      <style:table-row-properties style:min-row-height="0.344cm" style:keep-together="true" fo:keep-together="auto"/>
    </style:style>
    <style:style style:name="Tabla13.A1" style:family="table-cell">
      <style:table-cell-properties fo:padding="0.097cm" fo:border="0.002cm solid #000000"/>
    </style:style>
    <style:style style:name="Tabla1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3.3" style:family="table-row">
      <style:table-row-properties style:min-row-height="0.275cm" style:keep-together="true" fo:keep-together="auto"/>
    </style:style>
    <style:style style:name="Tabla13.4" style:family="table-row">
      <style:table-row-properties style:min-row-height="1.626cm" style:keep-together="true" fo:keep-together="auto"/>
    </style:style>
    <style:style style:name="Tabla41" style:family="table">
      <style:table-properties style:width="16.57cm" table:align="margins"/>
    </style:style>
    <style:style style:name="Tabla41.A" style:family="table-column">
      <style:table-column-properties style:column-width="8.285cm" style:rel-column-width="32767*"/>
    </style:style>
    <style:style style:name="Tabla41.B" style:family="table-column">
      <style:table-column-properties style:column-width="8.285cm" style:rel-column-width="32768*"/>
    </style:style>
    <style:style style:name="Tabla4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1.B1" style:family="table-cell">
      <style:table-cell-properties fo:padding="0.097cm" fo:border="0.002cm solid #000000"/>
    </style:style>
    <style:style style:name="Tabla14" style:family="table">
      <style:table-properties style:width="17.055cm" fo:margin-left="0.328cm" table:align="left" style:writing-mode="lr-tb"/>
    </style:style>
    <style:style style:name="Tabla14.A" style:family="table-column">
      <style:table-column-properties style:column-width="17.055cm"/>
    </style:style>
    <style:style style:name="Tabla14.1" style:family="table-row">
      <style:table-row-properties style:min-row-height="0.476cm" style:keep-together="true" fo:keep-together="auto"/>
    </style:style>
    <style:style style:name="Tabla14.A1" style:family="table-cell">
      <style:table-cell-properties fo:padding="0.097cm" fo:border="0.002cm solid #000000"/>
    </style:style>
    <style:style style:name="Tabla1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4.3" style:family="table-row">
      <style:table-row-properties style:min-row-height="0.349cm" style:keep-together="true" fo:keep-together="auto"/>
    </style:style>
    <style:style style:name="Tabla14.4" style:family="table-row">
      <style:table-row-properties style:min-row-height="1.626cm" style:keep-together="true" fo:keep-together="auto"/>
    </style:style>
    <style:style style:name="Tabla15" style:family="table">
      <style:table-properties style:width="17.029cm" fo:margin-left="0.302cm" fo:break-before="page" table:align="left" style:writing-mode="lr-tb"/>
    </style:style>
    <style:style style:name="Tabla15.A" style:family="table-column">
      <style:table-column-properties style:column-width="17.029cm"/>
    </style:style>
    <style:style style:name="Tabla15.1" style:family="table-row">
      <style:table-row-properties style:min-row-height="0.45cm" style:keep-together="true" fo:keep-together="auto"/>
    </style:style>
    <style:style style:name="Tabla15.A1" style:family="table-cell">
      <style:table-cell-properties fo:padding="0.097cm" fo:border="0.002cm solid #000000"/>
    </style:style>
    <style:style style:name="Tabla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5.3" style:family="table-row">
      <style:table-row-properties style:min-row-height="0.402cm" style:keep-together="true" fo:keep-together="auto"/>
    </style:style>
    <style:style style:name="Tabla15.4" style:family="table-row">
      <style:table-row-properties style:min-row-height="1.626cm" style:keep-together="true" fo:keep-together="auto"/>
    </style:style>
    <style:style style:name="Tabla32" style:family="table">
      <style:table-properties style:width="17.002cm" fo:margin-left="0.355cm" table:align="left" style:writing-mode="lr-tb"/>
    </style:style>
    <style:style style:name="Tabla32.A" style:family="table-column">
      <style:table-column-properties style:column-width="17.002cm"/>
    </style:style>
    <style:style style:name="Tabla32.1" style:family="table-row">
      <style:table-row-properties style:min-row-height="0.476cm" style:keep-together="true" fo:keep-together="auto"/>
    </style:style>
    <style:style style:name="Tabla32.A1" style:family="table-cell">
      <style:table-cell-properties fo:padding="0.097cm" fo:border="0.002cm solid #000000"/>
    </style:style>
    <style:style style:name="Tabla32.2" style:family="table-row">
      <style:table-row-properties style:min-row-height="0.36cm" style:keep-together="true" fo:keep-together="auto"/>
    </style:style>
    <style:style style:name="Tabla3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2.3" style:family="table-row">
      <style:table-row-properties style:min-row-height="1.011cm" style:keep-together="true" fo:keep-together="auto"/>
    </style:style>
    <style:style style:name="Tabla16" style:family="table">
      <style:table-properties style:width="17.029cm" fo:margin-left="0.302cm" table:align="left" style:writing-mode="lr-tb"/>
    </style:style>
    <style:style style:name="Tabla16.A" style:family="table-column">
      <style:table-column-properties style:column-width="17.029cm"/>
    </style:style>
    <style:style style:name="Tabla16.1" style:family="table-row">
      <style:table-row-properties style:keep-together="true" fo:keep-together="auto"/>
    </style:style>
    <style:style style:name="Tabla16.A1" style:family="table-cell">
      <style:table-cell-properties fo:padding="0.097cm" fo:border="0.002cm solid #000000"/>
    </style:style>
    <style:style style:name="Tabla1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0" style:family="table">
      <style:table-properties style:width="16.976cm" fo:margin-left="0.302cm" table:align="left" style:writing-mode="lr-tb"/>
    </style:style>
    <style:style style:name="Tabla20.A" style:family="table-column">
      <style:table-column-properties style:column-width="16.976cm"/>
    </style:style>
    <style:style style:name="Tabla20.1" style:family="table-row">
      <style:table-row-properties style:keep-together="true" fo:keep-together="auto"/>
    </style:style>
    <style:style style:name="Tabla20.A1" style:family="table-cell">
      <style:table-cell-properties fo:padding="0.097cm" fo:border="0.002cm solid #000000"/>
    </style:style>
    <style:style style:name="Tabla2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1" style:family="table">
      <style:table-properties style:width="17.029cm" fo:margin-left="0.302cm" table:align="left" style:writing-mode="lr-tb"/>
    </style:style>
    <style:style style:name="Tabla21.A" style:family="table-column">
      <style:table-column-properties style:column-width="17.029cm"/>
    </style:style>
    <style:style style:name="Tabla21.1" style:family="table-row">
      <style:table-row-properties style:keep-together="true" fo:keep-together="auto"/>
    </style:style>
    <style:style style:name="Tabla21.A1" style:family="table-cell">
      <style:table-cell-properties fo:padding="0.097cm" fo:border="0.002cm solid #000000"/>
    </style:style>
    <style:style style:name="Tabla2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" style:family="table">
      <style:table-properties style:width="16.923cm" fo:margin-left="0.328cm" table:align="left" style:writing-mode="lr-tb"/>
    </style:style>
    <style:style style:name="Tabla22.A" style:family="table-column">
      <style:table-column-properties style:column-width="16.923cm"/>
    </style:style>
    <style:style style:name="Tabla22.1" style:family="table-row">
      <style:table-row-properties style:keep-together="true" fo:keep-together="auto"/>
    </style:style>
    <style:style style:name="Tabla22.A1" style:family="table-cell">
      <style:table-cell-properties fo:padding="0.097cm" fo:border="0.002cm solid #000000"/>
    </style:style>
    <style:style style:name="Tabla2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3" style:family="table">
      <style:table-properties style:width="16.923cm" fo:margin-left="0.381cm" table:align="left" style:writing-mode="lr-tb"/>
    </style:style>
    <style:style style:name="Tabla23.A" style:family="table-column">
      <style:table-column-properties style:column-width="16.923cm"/>
    </style:style>
    <style:style style:name="Tabla23.1" style:family="table-row">
      <style:table-row-properties style:keep-together="true" fo:keep-together="auto"/>
    </style:style>
    <style:style style:name="Tabla23.A1" style:family="table-cell">
      <style:table-cell-properties fo:padding="0.097cm" fo:border="0.002cm solid #000000"/>
    </style:style>
    <style:style style:name="Tabla2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7" style:family="table">
      <style:table-properties style:width="17.082cm" fo:margin-left="0.302cm" table:align="left" style:writing-mode="lr-tb"/>
    </style:style>
    <style:style style:name="Tabla17.A" style:family="table-column">
      <style:table-column-properties style:column-width="17.082cm"/>
    </style:style>
    <style:style style:name="Tabla17.1" style:family="table-row">
      <style:table-row-properties style:keep-together="true" fo:keep-together="auto"/>
    </style:style>
    <style:style style:name="Tabla17.A1" style:family="table-cell">
      <style:table-cell-properties fo:padding="0.097cm" fo:border="0.002cm solid #000000"/>
    </style:style>
    <style:style style:name="Tabla1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4" style:family="table">
      <style:table-properties style:width="17.108cm" fo:margin-left="0.249cm" table:align="left" style:writing-mode="lr-tb"/>
    </style:style>
    <style:style style:name="Tabla24.A" style:family="table-column">
      <style:table-column-properties style:column-width="17.108cm"/>
    </style:style>
    <style:style style:name="Tabla24.1" style:family="table-row">
      <style:table-row-properties style:keep-together="true" fo:keep-together="auto"/>
    </style:style>
    <style:style style:name="Tabla24.A1" style:family="table-cell">
      <style:table-cell-properties fo:padding="0.097cm" fo:border="0.002cm solid #000000"/>
    </style:style>
    <style:style style:name="Tabla2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5" style:family="table">
      <style:table-properties style:width="16.896cm" fo:margin-left="0.249cm" table:align="left" style:writing-mode="lr-tb"/>
    </style:style>
    <style:style style:name="Tabla25.A" style:family="table-column">
      <style:table-column-properties style:column-width="16.896cm"/>
    </style:style>
    <style:style style:name="Tabla25.1" style:family="table-row">
      <style:table-row-properties style:keep-together="true" fo:keep-together="auto"/>
    </style:style>
    <style:style style:name="Tabla25.A1" style:family="table-cell">
      <style:table-cell-properties fo:padding="0.097cm" fo:border="0.002cm solid #000000"/>
    </style:style>
    <style:style style:name="Tabla2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5.3" style:family="table-row">
      <style:table-row-properties style:min-row-height="5.472cm" style:keep-together="true" fo:keep-together="auto"/>
    </style:style>
    <style:style style:name="Tabla26" style:family="table">
      <style:table-properties style:width="16.976cm" fo:margin-left="0.196cm" table:align="left" style:writing-mode="lr-tb"/>
    </style:style>
    <style:style style:name="Tabla26.A" style:family="table-column">
      <style:table-column-properties style:column-width="16.976cm"/>
    </style:style>
    <style:style style:name="Tabla26.1" style:family="table-row">
      <style:table-row-properties style:keep-together="true" fo:keep-together="auto"/>
    </style:style>
    <style:style style:name="Tabla26.A1" style:family="table-cell">
      <style:table-cell-properties fo:padding="0.097cm" fo:border="0.002cm solid #000000"/>
    </style:style>
    <style:style style:name="Tabla2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7" style:family="table">
      <style:table-properties style:width="16.949cm" fo:margin-left="0.169cm" table:align="left" style:writing-mode="lr-tb"/>
    </style:style>
    <style:style style:name="Tabla27.A" style:family="table-column">
      <style:table-column-properties style:column-width="16.949cm"/>
    </style:style>
    <style:style style:name="Tabla27.1" style:family="table-row">
      <style:table-row-properties style:keep-together="true" fo:keep-together="auto"/>
    </style:style>
    <style:style style:name="Tabla27.A1" style:family="table-cell">
      <style:table-cell-properties fo:padding="0.097cm" fo:border="0.002cm solid #000000"/>
    </style:style>
    <style:style style:name="Tabla2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8" style:family="table">
      <style:table-properties style:width="16.738cm" fo:margin-left="0.407cm" table:align="left" style:writing-mode="lr-tb"/>
    </style:style>
    <style:style style:name="Tabla28.A" style:family="table-column">
      <style:table-column-properties style:column-width="16.738cm"/>
    </style:style>
    <style:style style:name="Tabla28.1" style:family="table-row">
      <style:table-row-properties style:keep-together="true" fo:keep-together="auto"/>
    </style:style>
    <style:style style:name="Tabla28.A1" style:family="table-cell">
      <style:table-cell-properties fo:padding="0.097cm" fo:border="0.002cm solid #000000"/>
    </style:style>
    <style:style style:name="Tabla2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9" style:family="table">
      <style:table-properties style:width="16.764cm" fo:margin-left="0.407cm" table:align="left" style:writing-mode="lr-tb"/>
    </style:style>
    <style:style style:name="Tabla29.A" style:family="table-column">
      <style:table-column-properties style:column-width="16.764cm"/>
    </style:style>
    <style:style style:name="Tabla29.1" style:family="table-row">
      <style:table-row-properties style:keep-together="true" fo:keep-together="auto"/>
    </style:style>
    <style:style style:name="Tabla29.A1" style:family="table-cell">
      <style:table-cell-properties fo:padding="0.097cm" fo:border="0.002cm solid #000000"/>
    </style:style>
    <style:style style:name="Tabla2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0" style:family="table">
      <style:table-properties style:width="16.738cm" fo:margin-left="0.434cm" table:align="left" style:writing-mode="lr-tb"/>
    </style:style>
    <style:style style:name="Tabla30.A" style:family="table-column">
      <style:table-column-properties style:column-width="16.738cm"/>
    </style:style>
    <style:style style:name="Tabla30.1" style:family="table-row">
      <style:table-row-properties style:keep-together="true" fo:keep-together="auto"/>
    </style:style>
    <style:style style:name="Tabla30.A1" style:family="table-cell">
      <style:table-cell-properties fo:padding="0.097cm" fo:border="0.002cm solid #000000"/>
    </style:style>
    <style:style style:name="Tabla3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2" style:family="table">
      <style:table-properties style:width="16.835cm" table:align="margins"/>
    </style:style>
    <style:style style:name="Tabla42.A" style:family="table-column">
      <style:table-column-properties style:column-width="8.417cm" style:rel-column-width="32767*"/>
    </style:style>
    <style:style style:name="Tabla4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2.B1" style:family="table-cell">
      <style:table-cell-properties fo:padding="0.097cm" fo:border="0.002cm solid #000000"/>
    </style:style>
    <style:style style:name="Tabla43" style:family="table">
      <style:table-properties style:width="16.835cm" table:align="margins"/>
    </style:style>
    <style:style style:name="Tabla43.A" style:family="table-column">
      <style:table-column-properties style:column-width="8.417cm" style:rel-column-width="32767*"/>
    </style:style>
    <style:style style:name="Tabla4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3.B1" style:family="table-cell">
      <style:table-cell-properties fo:padding="0.097cm" fo:border="0.002cm solid #000000"/>
    </style:style>
    <style:style style:name="Tabla44" style:family="table">
      <style:table-properties style:width="16.782cm" table:align="margins"/>
    </style:style>
    <style:style style:name="Tabla44.A" style:family="table-column">
      <style:table-column-properties style:column-width="8.391cm" style:rel-column-width="32767*"/>
    </style:style>
    <style:style style:name="Tabla4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4.B1" style:family="table-cell">
      <style:table-cell-properties fo:padding="0.097cm" fo:border="0.002cm solid #000000"/>
    </style:style>
    <style:style style:name="Tabla45" style:family="table">
      <style:table-properties style:width="16.835cm" table:align="margins"/>
    </style:style>
    <style:style style:name="Tabla45.A" style:family="table-column">
      <style:table-column-properties style:column-width="8.417cm" style:rel-column-width="32767*"/>
    </style:style>
    <style:style style:name="Tabla4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5.B1" style:family="table-cell">
      <style:table-cell-properties fo:padding="0.097cm" fo:border="0.002cm solid #000000"/>
    </style:style>
    <style:style style:name="Tabla46" style:family="table">
      <style:table-properties style:width="16.729cm" table:align="margins"/>
    </style:style>
    <style:style style:name="Tabla46.A" style:family="table-column">
      <style:table-column-properties style:column-width="8.364cm" style:rel-column-width="32767*"/>
    </style:style>
    <style:style style:name="Tabla4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6.B1" style:family="table-cell">
      <style:table-cell-properties fo:padding="0.097cm" fo:border="0.002cm solid #000000"/>
    </style:style>
    <style:style style:name="Tabla46.A2" style:family="table-cell">
      <style:table-cell-properties fo:padding="0.097cm" fo:border-left="0.002cm solid #000000" fo:border-right="none" fo:border-top="none" fo:border-bottom="0.002cm solid #000000"/>
    </style:style>
    <style:style style:name="Tabla4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7" style:family="table">
      <style:table-properties style:width="16.729cm" table:align="margins"/>
    </style:style>
    <style:style style:name="Tabla47.A" style:family="table-column">
      <style:table-column-properties style:column-width="8.364cm" style:rel-column-width="32767*"/>
    </style:style>
    <style:style style:name="Tabla4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7.B1" style:family="table-cell">
      <style:table-cell-properties fo:padding="0.097cm" fo:border="0.002cm solid #000000"/>
    </style:style>
    <style:style style:name="Tabla48" style:family="table">
      <style:table-properties style:width="16.887cm" table:align="margins"/>
    </style:style>
    <style:style style:name="Tabla48.A" style:family="table-column">
      <style:table-column-properties style:column-width="8.444cm" style:rel-column-width="32767*"/>
    </style:style>
    <style:style style:name="Tabla4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8.B1" style:family="table-cell">
      <style:table-cell-properties fo:padding="0.097cm" fo:border="0.002cm solid #000000"/>
    </style:style>
    <style:style style:name="Tabla48.A2" style:family="table-cell">
      <style:table-cell-properties fo:padding="0.097cm" fo:border-left="0.002cm solid #000000" fo:border-right="none" fo:border-top="none" fo:border-bottom="0.002cm solid #000000"/>
    </style:style>
    <style:style style:name="Tabla4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9" style:family="table">
      <style:table-properties style:width="16.782cm" table:align="margins"/>
    </style:style>
    <style:style style:name="Tabla49.A" style:family="table-column">
      <style:table-column-properties style:column-width="8.391cm" style:rel-column-width="32767*"/>
    </style:style>
    <style:style style:name="Tabla4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9.B1" style:family="table-cell">
      <style:table-cell-properties fo:padding="0.097cm" fo:border="0.002cm solid #000000"/>
    </style:style>
    <style:style style:name="Tabla49.A2" style:family="table-cell">
      <style:table-cell-properties fo:padding="0.097cm" fo:border-left="0.002cm solid #000000" fo:border-right="none" fo:border-top="none" fo:border-bottom="0.002cm solid #000000"/>
    </style:style>
    <style:style style:name="Tabla4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0" style:family="table">
      <style:table-properties style:width="16.755cm" table:align="margins"/>
    </style:style>
    <style:style style:name="Tabla50.A" style:family="table-column">
      <style:table-column-properties style:column-width="8.378cm" style:rel-column-width="32767*"/>
    </style:style>
    <style:style style:name="Tabla5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50.B1" style:family="table-cell">
      <style:table-cell-properties fo:padding="0.097cm" fo:border="0.002cm solid #000000"/>
    </style:style>
    <style:style style:name="Tabla51" style:family="table">
      <style:table-properties style:width="16.544cm" table:align="margins"/>
    </style:style>
    <style:style style:name="Tabla51.A" style:family="table-column">
      <style:table-column-properties style:column-width="8.273cm" style:rel-column-width="32767*"/>
    </style:style>
    <style:style style:name="Tabla5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51.B1" style:family="table-cell">
      <style:table-cell-properties fo:padding="0.097cm" fo:border="0.002cm solid #000000"/>
    </style:style>
    <style:style style:name="Tabla52" style:family="table">
      <style:table-properties style:width="16.57cm" table:align="margins"/>
    </style:style>
    <style:style style:name="Tabla52.A" style:family="table-column">
      <style:table-column-properties style:column-width="8.285cm" style:rel-column-width="32767*"/>
    </style:style>
    <style:style style:name="Tabla5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52.B1" style:family="table-cell">
      <style:table-cell-properties fo:padding="0.097cm" fo:border="0.002cm solid #000000"/>
    </style:style>
    <style:style style:name="Tabla53" style:family="table">
      <style:table-properties style:width="16.544cm" table:align="margins"/>
    </style:style>
    <style:style style:name="Tabla53.A" style:family="table-column">
      <style:table-column-properties style:column-width="8.273cm" style:rel-column-width="32767*"/>
    </style:style>
    <style:style style:name="Tabla5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53.B1" style:family="table-cell">
      <style:table-cell-properties fo:padding="0.097cm" fo:border="0.002cm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 style:text-autospace="none"/>
    </style:style>
    <style:style style:name="P4" style:family="paragraph" style:parent-style-name="Standard">
      <style:paragraph-properties fo:text-align="start" style:justify-single-word="false" style:text-autospace="none"/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start" style:justify-single-word="false" style:text-autospace="none"/>
      <style:text-properties fo:font-weight="normal" style:font-weight-asian="normal" style:font-weight-complex="normal"/>
    </style:style>
    <style:style style:name="P6" style:family="paragraph" style:parent-style-name="Standard">
      <style:paragraph-properties fo:break-before="page"/>
    </style:style>
    <style:style style:name="P7" style:family="paragraph" style:parent-style-name="Standard">
      <style:paragraph-properties fo:text-align="center" style:justify-single-word="false" fo:break-before="page"/>
    </style:style>
    <style:style style:name="P8" style:family="paragraph" style:parent-style-name="Standard">
      <style:paragraph-properties fo:text-align="start" style:justify-single-word="false" fo:break-before="page"/>
    </style:style>
    <style:style style:name="P9" style:family="paragraph" style:parent-style-name="Text">
      <style:text-properties fo:font-size="11pt" style:font-size-asian="11pt" style:font-size-complex="11pt"/>
    </style:style>
    <style:style style:name="P10" style:family="paragraph" style:parent-style-name="Standard">
      <style:paragraph-properties fo:text-align="start" style:justify-single-word="false" style:text-autospace="none"/>
      <style:text-properties fo:font-weight="bold" style:font-weight-asian="bold" style:font-weight-complex="bold"/>
    </style:style>
    <style:style style:name="P11" style:family="paragraph" style:parent-style-name="Standard">
      <style:paragraph-properties fo:text-align="start" style:justify-single-word="false" style:text-autospace="none"/>
      <style:text-properties fo:font-weight="normal" style:font-weight-asian="normal" style:font-weight-complex="normal"/>
    </style:style>
    <style:style style:name="P12" style:family="paragraph" style:parent-style-name="Text_20_body">
      <style:paragraph-properties fo:break-before="page"/>
    </style:style>
    <style:style style:name="P13" style:family="paragraph" style:parent-style-name="nombre_5f_metodo">
      <style:text-properties fo:font-weight="bold" style:font-weight-asian="bold" style:font-weight-complex="bold"/>
    </style:style>
    <style:style style:name="P14" style:family="paragraph" style:parent-style-name="nombre_5f_metodo">
      <style:text-properties fo:font-weight="normal" style:font-weight-asian="normal" style:font-weight-complex="normal"/>
    </style:style>
    <style:style style:name="P15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16" style:family="paragraph" style:parent-style-name="nombre_5f_artibuto">
      <style:text-properties fo:font-weight="bold" style:font-weight-asian="bold" style:font-weight-complex="bold"/>
    </style:style>
    <style:style style:name="P17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18" style:family="paragraph" style:parent-style-name="Heading_20_3">
      <style:text-properties fo:font-weight="bold" style:font-weight-asian="bold" style:font-weight-complex="bold"/>
    </style:style>
    <style:style style:name="P19" style:family="paragraph" style:parent-style-name="texto">
      <style:text-properties fo:font-weight="normal" style:font-weight-asian="normal" style:font-weight-complex="normal"/>
    </style:style>
    <style:style style:name="P20" style:family="paragraph" style:parent-style-name="texto">
      <style:text-properties style:use-window-font-color="true"/>
    </style:style>
    <style:style style:name="P21" style:family="paragraph" style:parent-style-name="texto">
      <style:text-properties fo:color="#000000" style:text-outline="false" style:text-line-through-style="none" style:font-name="Times New Roman" fo:font-size="12pt" fo:font-style="normal" fo:text-shadow="none" style:text-underline-style="none" style:font-name-asian="DejaVu Sans Condensed" style:font-size-asian="12pt" style:font-style-asian="normal" style:font-name-complex="DejaVu Sans Condensed" style:font-size-complex="12pt" style:font-style-complex="normal" style:text-emphasize="none" style:text-overline-style="none" style:text-overline-color="font-color"/>
    </style:style>
    <style:style style:name="P22" style:family="paragraph" style:parent-style-name="texto">
      <style:text-properties fo:color="#000000" style:text-outline="false" style:text-line-through-style="none" style:font-name="Times New Roman" fo:font-size="12pt" fo:font-style="normal" fo:text-shadow="none" style:font-name-asian="Tahoma" style:font-size-asian="12pt" style:font-style-asian="normal" style:font-name-complex="Tahoma" style:font-size-complex="12pt" style:font-style-complex="normal" style:text-emphasize="none" style:text-overline-style="none" style:text-overline-color="font-color"/>
    </style:style>
    <style:style style:name="P23" style:family="paragraph" style:parent-style-name="tab_5f_texto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24" style:family="paragraph" style:parent-style-name="tab_5f_texto">
      <style:text-properties fo:font-weight="normal" style:font-weight-asian="normal" style:font-weight-complex="normal"/>
    </style:style>
    <style:style style:name="P25" style:family="paragraph" style:parent-style-name="tab_5f_texto">
      <style:paragraph-properties fo:margin-left="2.501cm" fo:margin-right="0cm" fo:text-indent="0cm" style:auto-text-indent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-asian="Arial2" style:font-name-complex="Arial2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color="#000000" style:text-outline="false" style:text-line-through-style="none" style:font-name="Times New Roman" fo:font-size="12pt" fo:font-style="normal" fo:text-shadow="none" style:text-underline-style="none" style:font-name-asian="Arial2" style:font-size-asian="12pt" style:font-style-asian="normal" style:font-name-complex="Arial2" style:font-size-complex="12pt" style:font-style-complex="normal" style:text-emphasize="none" style:text-overline-style="none" style:text-overline-color="font-color"/>
    </style:style>
    <style:style style:name="T5" style:family="text">
      <style:text-properties fo:color="#000000" style:text-outline="false" style:text-line-through-style="none" style:font-name="Times New Roman" fo:font-size="12pt" fo:font-style="normal" fo:text-shadow="none" style:text-underline-style="none" style:font-name-asian="DejaVu Sans Condensed" style:font-size-asian="12pt" style:font-style-asian="normal" style:font-name-complex="DejaVu Sans Condensed" style:font-size-complex="12pt" style:font-style-complex="normal" style:text-emphasize="none" style:text-overline-style="none" style:text-overline-color="font-color"/>
    </style:style>
    <style:style style:name="T6" style:family="text">
      <style:text-properties fo:color="#000000" style:text-outline="false" style:text-line-through-style="none" style:font-name="Times New Roman" fo:font-size="12pt" fo:font-style="normal" fo:text-shadow="none" style:text-underline-style="none" style:font-name-asian="Tahoma" style:font-size-asian="12pt" style:font-style-asian="normal" style:font-name-complex="Tahoma" style:font-size-complex="12pt" style:font-style-complex="normal" style:text-emphasize="none" style:text-overline-style="none" style:text-overline-color="font-color"/>
    </style:style>
    <style:style style:name="T7" style:family="text"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name-asian="Arial2" style:font-size-asian="12pt" style:font-style-asian="normal" style:font-weight-asian="normal" style:font-name-complex="Arial2" style:font-size-complex="12pt" style:font-style-complex="normal" style:font-weight-complex="normal" style:text-emphasize="none" style:text-overline-style="none" style:text-overline-color="font-color"/>
    </style:style>
    <style:style style:name="T8" style:family="text"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9" style:family="text">
      <style:text-properties fo:color="#000000" style:text-outline="false" style:text-line-through-style="none" style:font-name="Arial2" fo:font-size="10pt" fo:font-style="normal" fo:text-shadow="none" style:text-underline-style="none" style:font-name-asian="Arial2" style:font-size-asian="10pt" style:font-style-asian="normal" style:font-name-complex="Arial2" style:font-size-complex="10pt" style:font-style-complex="normal" style:text-emphasize="none" style:text-overline-style="none" style:text-overline-color="font-color"/>
    </style:style>
    <style:style style:name="T10" style:family="text">
      <style:text-properties fo:color="#000000" style:text-outline="false" style:text-line-through-style="none" style:font-name="Tahoma" fo:font-size="10pt" fo:font-style="normal" fo:text-shadow="none" style:text-underline-style="none" style:font-name-asian="Tahoma" style:font-size-asian="10pt" style:font-style-asian="normal" style:font-name-complex="Tahoma" style:font-size-complex="10pt" style:font-style-complex="normal" style:text-emphasize="none" style:text-overline-style="none" style:text-overline-color="font-color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table-of-content text:style-name="Sect1" text:protected="true" text:name="Table of Contents1">
        <text:table-of-content-source text:outline-level="2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17">Controller<text:tab/>4</text:p>
          <text:p text:style-name="P15">AppConfig:AppConfig<text:tab/>4</text:p>
          <text:p text:style-name="P15">AppUser:AppUser <text:tab/>4</text:p>
          <text:p text:style-name="P15">Request:WebRequest <text:tab/>4</text:p>
          <text:p text:style-name="P15">_name:string <text:s/><text:tab/>4</text:p>
          <text:p text:style-name="P15">args:Array()<text:tab/>4</text:p>
          <text:p text:style-name="P15">current_user <text:tab/>4</text:p>
          <text:p text:style-name="P15">Models:Array()<text:tab/>4</text:p>
          <text:p text:style-name="P15">Params:Array() <text:tab/>4</text:p>
          <text:p text:style-name="P15"><text:line-break/>Post <text:tab/>4</text:p>
          <text:p text:style-name="P15">Vista:Vista <text:tab/>4</text:p>
          <text:p text:style-name="P15">Controller()<text:tab/>4</text:p>
          <text:p text:style-name="P15">__construct() <text:tab/>4</text:p>
          <text:p text:style-name="P15"><text:s/>__addContextVars()<text:tab/>4</text:p>
          <text:p text:style-name="P15">__addObsoleteVars()<text:tab/>4</text:p>
          <text:p text:style-name="P15">_redirect_to() <text:tab/>4</text:p>
          <text:p text:style-name="P15">getRequest()<text:tab/>4</text:p>
          <text:p text:style-name="P15">GetUser()<text:tab/>4</text:p>
          <text:p text:style-name="P15">IncludeModel() <text:tab/>5</text:p>
          <text:p text:style-name="P15">Index() <text:tab/>5</text:p>
          <text:p text:style-name="P15">redirect()<text:tab/>5</text:p>
          <text:p text:style-name="P15">under_construction()<text:tab/>5</text:p>
          <text:p text:style-name="P17">AsistenciasController<text:tab/>6</text:p>
          <text:p text:style-name="P15">-clases<text:tab/>6</text:p>
          <text:p text:style-name="P15">_construct() <text:tab/>6</text:p>
          <text:p text:style-name="P15">Clases()<text:tab/>6</text:p>
          <text:p text:style-name="P15">Formatos()<text:tab/>6</text:p>
          <text:p text:style-name="P15"><text:s/>general()<text:tab/>6</text:p>
          <text:p text:style-name="P15">Registrar()<text:tab/>6</text:p>
          <text:p text:style-name="P15">Save()<text:tab/>6</text:p>
          <text:p text:style-name="P15">view()<text:tab/>6</text:p>
          <text:p text:style-name="P17">CarrerasController<text:tab/>7</text:p>
          <text:p text:style-name="P15">-carreras <text:tab/>7</text:p>
          <text:p text:style-name="P15">_construct() <text:tab/>7</text:p>
          <text:p text:style-name="P15">Add() <text:tab/>7</text:p>
          <text:p text:style-name="P15">index()<text:tab/>7</text:p>
          <text:p text:style-name="P17">BarriosController<text:tab/>8</text:p>
          <text:p text:style-name="P15">+Tbarrio<text:tab/>8</text:p>
          <text:p text:style-name="P15">_construct()<text:tab/>8</text:p>
          <text:p text:style-name="P15">_find_by_pattern()<text:tab/>8</text:p>
          <text:p text:style-name="P15">index()captura los datos mandados por la vista y los pasa como entrada al método _find_by_pattern()<text:tab/>8</text:p>
          <text:p text:style-name="P17">CiudadesController<text:tab/>9</text:p>
          <text:p text:style-name="P15">+TCiudad<text:tab/>9</text:p>
          <text:p text:style-name="P15"><text:soft-page-break/>_construct()<text:tab/>9</text:p>
          <text:p text:style-name="P15">_find_by_pattern()<text:tab/>9</text:p>
          <text:p text:style-name="P15">index()<text:tab/>9</text:p>
          <text:p text:style-name="P17">ComponentesController<text:tab/>10</text:p>
          <text:p text:style-name="P15">_construct()<text:tab/>10</text:p>
          <text:p text:style-name="P15">Add()<text:tab/>10</text:p>
          <text:p text:style-name="P15">Create()<text:tab/>10</text:p>
          <text:p text:style-name="P15">index()<text:tab/>10</text:p>
          <text:p text:style-name="P17">ConfiguracionesController<text:tab/>11</text:p>
          <text:p text:style-name="P15">_construct()<text:tab/>11</text:p>
          <text:p text:style-name="P15">index()<text:tab/>11</text:p>
          <text:p text:style-name="P15">Roles()<text:tab/>11</text:p>
          <text:p text:style-name="P15">visitantes()<text:tab/>11</text:p>
          <text:p text:style-name="P17">CursosController<text:tab/>12</text:p>
          <text:p text:style-name="P15">+Tprograma<text:tab/>12</text:p>
          <text:p text:style-name="P15">+Tsubgrupo<text:tab/>12</text:p>
          <text:p text:style-name="P15">_construct()<text:tab/>12</text:p>
          <text:p text:style-name="P15">index()<text:tab/>12</text:p>
          <text:p text:style-name="P15">view()<text:tab/>12</text:p>
          <text:p text:style-name="P17">CursosEspecialesController<text:tab/>13</text:p>
          <text:p text:style-name="P15">+CursoEspecial<text:tab/>13</text:p>
          <text:p text:style-name="P15">+Tprograma<text:tab/>13</text:p>
          <text:p text:style-name="P15">_construct()<text:tab/>13</text:p>
          <text:p text:style-name="P15"><text:s/>create()<text:tab/>13</text:p>
          <text:p text:style-name="P15"><text:s/>cursos_segun_programa()<text:tab/>13</text:p>
          <text:p text:style-name="P15"><text:s/>index()<text:tab/>13</text:p>
          <text:p text:style-name="P15"><text:s/>preCreate()<text:tab/>13</text:p>
          <text:p text:style-name="P17">DigitaIcfesController<text:tab/>14</text:p>
          <text:p text:style-name="P15">+CursoEspecial<text:tab/>14</text:p>
          <text:p text:style-name="P15">+Tprograma<text:tab/>14</text:p>
          <text:p text:style-name="P15">_construct()<text:tab/>14</text:p>
          <text:p text:style-name="P15">reporte()<text:tab/>14</text:p>
          <text:p text:style-name="P15"><text:s/>view()<text:tab/>14</text:p>
          <text:p text:style-name="P17">DocentesController<text:tab/>15</text:p>
          <text:p text:style-name="P15">+TDocente <text:tab/>15</text:p>
          <text:p text:style-name="P15">_construct()<text:tab/>15</text:p>
          <text:p text:style-name="P15">cursos()<text:tab/>15</text:p>
          <text:p text:style-name="P15">index()<text:tab/>15</text:p>
          <text:p text:style-name="P15">Informe()<text:tab/>15</text:p>
          <text:p text:style-name="P17">EgresadosController<text:tab/>16</text:p>
          <text:p text:style-name="P15">+cod_programa<text:tab/>16</text:p>
          <text:p text:style-name="P15">_construct() <text:tab/>16</text:p>
          <text:p text:style-name="P15">_check()<text:tab/>16</text:p>
          <text:p text:style-name="P15">Add()<text:tab/>16</text:p>
          <text:p text:style-name="P15">Create()<text:tab/>16</text:p>
          <text:p text:style-name="P15">Del()<text:tab/>16</text:p>
          <text:p text:style-name="P15">Find()<text:tab/>16</text:p>
          <text:p text:style-name="P15">Index()<text:tab/>16</text:p>
          <text:p text:style-name="P15">Informe()<text:tab/>16</text:p>
          <text:p text:style-name="P15"><text:soft-page-break/>registrar_trabajador()<text:tab/>16</text:p>
          <text:p text:style-name="P15">Show()<text:tab/>16</text:p>
          <text:p text:style-name="P15">ShowIES()<text:tab/>16</text:p>
          <text:p text:style-name="P15">ShowLaborando()<text:tab/>16</text:p>
          <text:p text:style-name="P15">ShowNoIES()<text:tab/>17</text:p>
          <text:p text:style-name="P15">view()<text:tab/>17</text:p>
          <text:p text:style-name="P17">EstudiantesController<text:tab/>18</text:p>
          <text:p text:style-name="P15">+Testudiante <text:tab/>18</text:p>
          <text:p text:style-name="P15">-Tprograma<text:tab/>18</text:p>
          <text:p text:style-name="P15">_construct()<text:tab/>18</text:p>
          <text:p text:style-name="P15">AsignarCurso()<text:tab/>18</text:p>
          <text:p text:style-name="P15">CambiarCurso()<text:tab/>18</text:p>
          <text:p text:style-name="P15">Delete()<text:tab/>18</text:p>
          <text:p text:style-name="P15">Inactivos()<text:tab/>18</text:p>
          <text:p text:style-name="P15">index()<text:tab/>18</text:p>
          <text:p text:style-name="P15">informe()<text:tab/>18</text:p>
          <text:p text:style-name="P15">Reactivate()<text:tab/>18</text:p>
          <text:p text:style-name="P15">informe()<text:tab/>18</text:p>
          <text:p text:style-name="P15">reactivate()<text:tab/>18</text:p>
          <text:p text:style-name="P17">EstudiantesNotificacionesController<text:tab/>19</text:p>
          <text:p text:style-name="P15">+Notificaciones<text:tab/>19</text:p>
          <text:p text:style-name="P15">_construct()<text:tab/>19</text:p>
          <text:p text:style-name="P15">_notificaciones() <text:tab/>19</text:p>
          <text:p text:style-name="P15">add()<text:tab/>19</text:p>
          <text:p text:style-name="P15">add_c()<text:tab/>19</text:p>
          <text:p text:style-name="P15">add_g()<text:tab/>19</text:p>
          <text:p text:style-name="P15">add_global()<text:tab/>19</text:p>
          <text:p text:style-name="P15">delete()<text:tab/>19</text:p>
          <text:p text:style-name="P15">view()<text:tab/>19</text:p>
        </text:index-body>
      </text:table-of-content>
      <text:p text:style-name="P1"/>
      <text:p text:style-name="P7"/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h text:style-name="definicion" text:outline-level="1">Controller</text:h>
          </table:table-cell>
        </table:table-row>
        <table:table-row table:style-name="Tabla1.2">
          <table:table-cell table:style-name="Tabla1.A2" office:value-type="string">
            <text:p text:style-name="P9"><text:span text:style-name="T2">es la clase base de la cual hereda todos los controladores con las </text:span>propiedades y métodos definidos en ella, cargando las vistas y archivos de configuración que todo controlador va ha tener</text:p>
          </table:table-cell>
        </table:table-row>
        <table:table-row table:style-name="Tabla1.3">
          <table:table-cell table:style-name="Tabla1.A2" office:value-type="string">
            <table:table table:name="Tabla2" table:style-name="Tabla2">
              <table:table-column table:style-name="Tabla2.A"/>
              <table:table-column table:style-name="Tabla2.B"/>
              <table:table-row>
                <table:table-cell table:style-name="Tabla2.A1" office:value-type="string">
                  <text:h text:style-name="P16" text:outline-level="2">AppConfig:AppConfig</text:h>
                </table:table-cell>
                <table:table-cell table:style-name="Tabla2.B1" office:value-type="string">
                  <text:p text:style-name="texto">única instancia de la clase AppConfig</text:p>
                </table:table-cell>
              </table:table-row>
              <table:table-row>
                <table:table-cell table:style-name="Tabla2.A2" office:value-type="string">
                  <text:h text:style-name="nombre_5f_artibuto" text:outline-level="2">AppUser:AppUser </text:h>
                </table:table-cell>
                <table:table-cell table:style-name="Tabla2.B2" office:value-type="string">
                  <text:p text:style-name="P19">Usuario registrado en el sistema</text:p>
                </table:table-cell>
              </table:table-row>
              <table:table-row>
                <table:table-cell table:style-name="Tabla2.A2" office:value-type="string">
                  <text:h text:style-name="nombre_5f_artibuto" text:outline-level="2">Request:WebRequest </text:h>
                </table:table-cell>
                <table:table-cell table:style-name="Tabla2.B2" office:value-type="string">
                  <text:p text:style-name="P19">Almacena los parametros enviados al Request</text:p>
                </table:table-cell>
              </table:table-row>
              <table:table-row>
                <table:table-cell table:style-name="Tabla2.A2" office:value-type="string">
                  <text:h text:style-name="P16" text:outline-level="2">_name:string <text:s/></text:h>
                </table:table-cell>
                <table:table-cell table:style-name="Tabla2.B2" office:value-type="string">
                  <text:p text:style-name="texto"><text:span text:style-name="T1"><text:s/></text:span><text:span text:style-name="T3">nombre del controlador</text:span></text:p>
                </table:table-cell>
              </table:table-row>
              <table:table-row>
                <table:table-cell table:style-name="Tabla2.A2" office:value-type="string">
                  <text:h text:style-name="nombre_5f_artibuto" text:outline-level="2">a<text:span text:style-name="T1">rgs:Array()</text:span></text:h>
                </table:table-cell>
                <table:table-cell table:style-name="Tabla2.B2" office:value-type="string">
                  <text:p text:style-name="P19">Obtiene una matriz de la lista de argumentos del constructor. de longitud variable.</text:p>
                </table:table-cell>
              </table:table-row>
              <table:table-row>
                <table:table-cell table:style-name="Tabla2.A2" office:value-type="string">
                  <text:h text:style-name="P16" text:outline-level="2">current_user </text:h>
                </table:table-cell>
                <table:table-cell table:style-name="Tabla2.B2" office:value-type="string">
                  <text:p text:style-name="texto">variable de sesión</text:p>
                </table:table-cell>
              </table:table-row>
              <table:table-row>
                <table:table-cell table:style-name="Tabla2.A2" office:value-type="string">
                  <text:h text:style-name="P16" text:outline-level="2">Models:Array()</text:h>
                </table:table-cell>
                <table:table-cell table:style-name="Tabla2.B2" office:value-type="string">
                  <text:p text:style-name="P19">Obtiene una matriz de la lista de argumentos de la función includeModel. de longitud variable. </text:p>
                </table:table-cell>
              </table:table-row>
              <table:table-row>
                <table:table-cell table:style-name="Tabla2.A2" office:value-type="string">
                  <text:h text:style-name="P16" text:outline-level="2">Params:Array() </text:h>
                </table:table-cell>
                <table:table-cell table:style-name="Tabla2.B2" office:value-type="string">
                  <text:p text:style-name="P19">array arreglo de los parametros enviado por el REQUEST</text:p>
                </table:table-cell>
              </table:table-row>
              <table:table-row>
                <table:table-cell table:style-name="Tabla2.A2" office:value-type="string">
                  <text:h text:style-name="nombre_5f_artibuto" text:outline-level="2"><text:line-break/><text:span text:style-name="T1">Post </text:span></text:h>
                </table:table-cell>
                <table:table-cell table:style-name="Tabla2.B2" office:value-type="string">
                  <text:p text:style-name="P19">asiga a la variable que sea de tipo $_POST</text:p>
                </table:table-cell>
              </table:table-row>
              <table:table-row>
                <table:table-cell table:style-name="Tabla2.A2" office:value-type="string">
                  <text:h text:style-name="P16" text:outline-level="2">Vista:Vista </text:h>
                </table:table-cell>
                <table:table-cell table:style-name="Tabla2.B2" office:value-type="string">
                  <text:p text:style-name="texto"><text:span text:style-name="T1"><text:s/></text:span><text:span text:style-name="T3">Encargada de administrar la vista del controlador.</text:span></text:p>
                </table:table-cell>
              </table:table-row>
            </table:table>
            <text:h text:style-name="P18" text:outline-level="3"/>
          </table:table-cell>
        </table:table-row>
        <table:table-row table:style-name="Tabla1.4">
          <table:table-cell table:style-name="Tabla1.A2" office:value-type="string">
            <text:h text:style-name="nombre_5f_metodo" text:outline-level="2">Controller()</text:h>
            <text:p text:style-name="tab_5f_texto">llama el constructor de la clase y le pasa los argumentos recibidos por ella.</text:p>
            <text:h text:style-name="nombre_5f_metodo" text:outline-level="2">__construct() </text:h>
            <text:p text:style-name="tab_5f_texto">crea la vista a mostrar crea una única instancia de Appconfig y de Config, inicializa la variables post, params y current_user, incluye el <text:s/>modelo Tprograma, que es la tabla a_programa en la base de datos </text:p>
            <text:h text:style-name="nombre_5f_metodo" text:outline-level="2"><text:s/>__addContextVars()</text:h>
            <text:h text:style-name="nombre_5f_metodo" text:outline-level="2">__addObsoleteVars()</text:h>
            <text:h text:style-name="nombre_5f_metodo" text:outline-level="2"><text:span text:style-name="T1">_redirect_to()</text:span> </text:h>
            <text:p text:style-name="tab_5f_texto">le asigna la acción recivida a la variable current_action que esta en la Vista.php...Redirige a universidades</text:p>
            <text:h text:style-name="nombre_5f_metodo" text:outline-level="2">getRequest()</text:h>
            <text:h text:style-name="nombre_5f_metodo" text:outline-level="2">GetUser()</text:h>
            <text:h text:style-name="nombre_5f_metodo" text:outline-level="2"/>
            <text:h text:style-name="P13" text:outline-level="2"><text:soft-page-break/>IncludeModel() </text:h>
            <text:p text:style-name="tab_5f_texto">busca los modelos en la carpeta que los contienen los carga</text:p>
            <text:h text:style-name="nombre_5f_metodo" text:outline-level="2">Index() </text:h>
            <text:h text:style-name="nombre_5f_metodo" text:outline-level="2">redirect()</text:h>
            <text:h text:style-name="nombre_5f_metodo" text:outline-level="2">under_construction()</text:h>
            <text:p text:style-name="tab_5f_texto">valida si el usuario es root, si no lo es muestra la pagina que esta en construcción si lo es muestra un mensaje de que la pagina esta en construcción <text:s/><text:line-break/></text:p>
          </table:table-cell>
        </table:table-row>
      </table:table>
      <text:p text:style-name="P2"/>
      <text:p text:style-name="P8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h text:style-name="definicion" text:outline-level="1">AsistenciasController</text:h>
          </table:table-cell>
        </table:table-row>
        <table:table-row table:style-name="Table1.1">
          <table:table-cell table:style-name="Table1.A2" office:value-type="string">
            <text:p text:style-name="texto"><text:span text:style-name="T2">genera el listado de las asistencia de los participantes según </text:span>diferentes criterios : por curso, por estudiante, por programa, clase específica, también registra las asistencias de una clase espeficica y mustra el formato de asistencia</text:p>
          </table:table-cell>
        </table:table-row>
        <table:table-row table:style-name="Table1.1">
          <table:table-cell table:style-name="Table1.A2" office:value-type="string">
            <table:table table:name="Tabla18" table:style-name="Tabla18">
              <table:table-column table:style-name="Tabla18.A"/>
              <table:table-column table:style-name="Tabla18.B"/>
              <table:table-row>
                <table:table-cell table:style-name="Tabla18.A1" office:value-type="string">
                  <text:h text:style-name="P16" text:outline-level="2">-clases</text:h>
                </table:table-cell>
                <table:table-cell table:style-name="Tabla18.B1" office:value-type="string">
                  <text:p text:style-name="texto">llama a Tsubgrupo::clases <text:s/>esta clase esta definida en Tcurso.inc</text:p>
                </table:table-cell>
              </table:table-row>
            </table:table>
            <text:p text:style-name="P4"/>
          </table:table-cell>
        </table:table-row>
        <table:table-row table:style-name="Table1.1">
          <table:table-cell table:style-name="Table1.A2" office:value-type="string">
            <text:h text:style-name="nombre_5f_metodo" text:outline-level="2">_construct() </text:h>
            <text:p text:style-name="tab_5f_texto">carga el constructor del padre(controller) y los modelos TComponente','TClase', 'Testudiante',asigna el titulo 'Asistencias' <text:s/>a la vista</text:p>
            <text:h text:style-name="P13" text:outline-level="2">Clases()</text:h>
            <text:p text:style-name="tab_5f_texto">Muestra las clases y su asistencia, según curso y componente especifico</text:p>
            <text:h text:style-name="P13" text:outline-level="2">Formatos()</text:h>
            <text:p text:style-name="tab_5f_texto">muestra el formato de asistencia, agrupado por nombre_grupo</text:p>
            <text:h text:style-name="nombre_5f_metodo" text:outline-level="2"><text:s/><text:span text:style-name="T1">general()</text:span></text:h>
            <text:p text:style-name="tab_5f_texto"><text:span text:style-name="T1"><text:s/></text:span>Muestra el listado de inasistencias por programa o por curso </text:p>
            <text:h text:style-name="nombre_5f_metodo" text:outline-level="2">Registrar()</text:h>
            <text:p text:style-name="tab_5f_texto">Permite registrar la asistencia de un estudiante de un grupo en una clase especifica</text:p>
            <text:h text:style-name="nombre_5f_metodo" text:outline-level="2">Save()</text:h>
            <text:p text:style-name="tab_5f_texto"><text:s/>Registra las asistencias de una clase</text:p>
            <text:h text:style-name="nombre_5f_metodo" text:outline-level="2">view()</text:h>
            <text:p text:style-name="tab_5f_texto">Muestra el listado de inasistencias de un estudiante</text:p>
          </table:table-cell>
        </table:table-row>
      </table:table>
      <text:p text:style-name="P1"/>
      <text:p text:style-name="P7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h text:style-name="definicion" text:outline-level="1">CarrerasController</text:h>
          </table:table-cell>
        </table:table-row>
        <table:table-row table:style-name="Tabla3.1">
          <table:table-cell table:style-name="Tabla3.A2" office:value-type="string">
            <text:p text:style-name="texto"><text:span text:style-name="T4">carga el listado de las carreras según la <text:s/>universidades en las cuales los egresados </text:span><text:span text:style-name="T5">del plan talentos han ingresado, realiza la búsqueda <text:s/>de las carreras <text:s/>universidades ya sea por cod_universida, cod_ciudad o por cod_universidad y cod_ciudad</text:span></text:p>
          </table:table-cell>
        </table:table-row>
        <table:table-row table:style-name="Tabla3.1">
          <table:table-cell table:style-name="Tabla3.A2" office:value-type="string">
            <table:table table:name="Tabla19" table:style-name="Tabla19">
              <table:table-column table:style-name="Tabla19.A"/>
              <table:table-column table:style-name="Tabla19.B"/>
              <table:table-row>
                <table:table-cell table:style-name="Tabla19.A1" office:value-type="string">
                  <text:h text:style-name="P16" text:outline-level="2">-carreras </text:h>
                </table:table-cell>
                <table:table-cell table:style-name="Tabla19.B1" office:value-type="string">
                  <text:p text:style-name="texto">guarda un arreglo <text:s/>con el resultado de una consulta realizada en el metodo_find_by_pattern()</text:p>
                </table:table-cell>
              </table:table-row>
            </table:table>
            <text:p text:style-name="P3"/>
          </table:table-cell>
        </table:table-row>
        <table:table-row table:style-name="Tabla3.1">
          <table:table-cell table:style-name="Tabla3.A2" office:value-type="string">
            <text:h text:style-name="nombre_5f_metodo" text:outline-level="2"><text:span text:style-name="T1">_construct()</text:span> </text:h>
            <text:p text:style-name="tab_5f_texto">carga el constructor del padre(controller) y el modelo Tegresado'</text:p>
            <text:p text:style-name="P23">_find_by_pattern()</text:p>
            <text:p text:style-name="tab_5f_texto">Lista las carreras que <text:s/>cuyo nombre cumplan con el patron indicado</text:p>
            <text:h text:style-name="P13" text:outline-level="2">Add() </text:h>
            <text:p text:style-name="tab_5f_texto">Crea una carrera en la BD</text:p>
            <text:h text:style-name="P13" text:outline-level="2">index()</text:h>
            <text:p text:style-name="tab_5f_texto"><text:span text:style-name="T3">pregunta si la bariable es 'q' llama a _find_by_pattern, si no </text:span>Redirige a universidades</text:p>
          </table:table-cell>
        </table:table-row>
      </table:table>
      <text:p text:style-name="P1"/>
      <text:p text:style-name="P7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h text:style-name="definicion" text:outline-level="1">BarriosController</text:h>
          </table:table-cell>
        </table:table-row>
        <table:table-row table:style-name="Tabla5.1">
          <table:table-cell table:style-name="Tabla5.A2" office:value-type="string">
            <text:p text:style-name="P20">Adminstra el listado de barrios</text:p>
          </table:table-cell>
        </table:table-row>
        <table:table-row table:style-name="Tabla5.1">
          <table:table-cell table:style-name="Tabla5.A2" office:value-type="string">
            <table:table table:name="Tabla33" table:style-name="Tabla33">
              <table:table-column table:style-name="Tabla33.A"/>
              <table:table-column table:style-name="Tabla33.B"/>
              <table:table-row>
                <table:table-cell table:style-name="Tabla33.A1" office:value-type="string">
                  <text:h text:style-name="nombre_5f_artibuto" text:outline-level="2">+Tbarrio</text:h>
                </table:table-cell>
                <table:table-cell table:style-name="Tabla33.B1" office:value-type="string">
                  <text:p text:style-name="P19">objeto de tipo (modelo)Tbarrio.inc la clases Tbarrio esta definida en la clase Tciudad.</text:p>
                </table:table-cell>
              </table:table-row>
            </table:table>
            <text:p text:style-name="P5"/>
          </table:table-cell>
        </table:table-row>
        <table:table-row table:style-name="Tabla5.1">
          <table:table-cell table:style-name="Tabla5.A2" office:value-type="string">
            <text:h text:style-name="nombre_5f_metodo" text:outline-level="2">_construct()</text:h>
            <text:p text:style-name="P24">carga el constructor del padre(controller), el modelo Tciudad, crea el objeto Tbarrio y asigna el titulo 'Barrios' a la vista'</text:p>
            <text:h text:style-name="nombre_5f_metodo" text:outline-level="2">_find_by_pattern()</text:h>
            <text:p text:style-name="P24">saca el listado de las barrios cuyo nombre cumplan con el patron $pattern ,indicando un numero de barrios a mostrar y manda esta consulta por json a la vista</text:p>
            <text:h text:style-name="nombre_5f_metodo" text:outline-level="2">index()<text:span text:style-name="T3">captura los datos mandados por la vista y los pasa como entrada al método _find_by_pattern()</text:span></text:h>
          </table:table-cell>
        </table:table-row>
      </table:table>
      <text:p text:style-name="P1"/>
      <text:p text:style-name="P7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h text:style-name="definicion" text:outline-level="1">CiudadesController</text:h>
          </table:table-cell>
        </table:table-row>
        <table:table-row table:style-name="Tabla4.1">
          <table:table-cell table:style-name="Tabla4.A2" office:value-type="string">
            <text:p text:style-name="texto">lista las ciudades</text:p>
          </table:table-cell>
        </table:table-row>
        <table:table-row table:style-name="Tabla4.1">
          <table:table-cell table:style-name="Tabla4.A2" office:value-type="string">
            <table:table table:name="Tabla34" table:style-name="Tabla34">
              <table:table-column table:style-name="Tabla34.A"/>
              <table:table-column table:style-name="Tabla34.B"/>
              <table:table-row>
                <table:table-cell table:style-name="Tabla34.A1" office:value-type="string">
                  <text:h text:style-name="P16" text:outline-level="2">+TCiudad</text:h>
                </table:table-cell>
                <table:table-cell table:style-name="Tabla34.B1" office:value-type="string">
                  <text:p text:style-name="texto">objeto de tipo TCiudad.inc (modelo)</text:p>
                </table:table-cell>
              </table:table-row>
            </table:table>
            <text:p text:style-name="P3"/>
          </table:table-cell>
        </table:table-row>
        <table:table-row table:style-name="Tabla4.1">
          <table:table-cell table:style-name="Tabla4.A2" office:value-type="string">
            <text:h text:style-name="P13" text:outline-level="2">_construct()</text:h>
            <text:p text:style-name="tab_5f_texto">carga el constructor del padre(controller), el modelo Tciudad, crea el objeto TCiudad y asigna el titulo 'Ciudades' a la vista'</text:p>
            <text:h text:style-name="P13" text:outline-level="2">_find_by_pattern()</text:h>
            <text:p text:style-name="tab_5f_texto">saca el listado de las barrios cuyo nombre cumplan con el patron $pattern ,indicando un numero de Ciudades a mostrar ($limit)y manda esta consulta por json a la vista</text:p>
            <text:h text:style-name="P13" text:outline-level="2">index()</text:h>
            <text:p text:style-name="tab_5f_texto">captura los datos mandados por la vista y los pasa como entrada al método _find_by_pattern()</text:p>
          </table:table-cell>
        </table:table-row>
      </table:table>
      <text:p text:style-name="P1"/>
      <text:p text:style-name="P7"/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h text:style-name="definicion" text:outline-level="1">ComponentesController</text:h>
          </table:table-cell>
        </table:table-row>
        <table:table-row table:style-name="Tabla6.1">
          <table:table-cell table:style-name="Tabla6.A2" office:value-type="string">
            <text:p text:style-name="texto"><text:span text:style-name="T4">lista los componentes y la modalidad de los mismos, solo a los </text:span><text:span text:style-name="T5">administradores de la pagina, también tiene la opción de registrar o ingresar un nuevo componente</text:span></text:p>
          </table:table-cell>
        </table:table-row>
        <table:table-row table:style-name="Tabla6.1">
          <table:table-cell table:style-name="Tabla6.A2" office:value-type="string">
            <text:p text:style-name="P4"/>
          </table:table-cell>
        </table:table-row>
        <table:table-row table:style-name="Tabla6.1">
          <table:table-cell table:style-name="Tabla6.A2" office:value-type="string">
            <text:h text:style-name="nombre_5f_metodo" text:outline-level="2">_construct()</text:h>
            <text:p text:style-name="P24">carga el constructor del padre(controller), el modelo TPrograma, TComponente y asigna el titulo 'Componentes' a la vista'</text:p>
            <text:h text:style-name="nombre_5f_metodo" text:outline-level="2">Add()</text:h>
            <text:p text:style-name="P24">si es un super_admin <text:s/>Muestra las modalidades, si no muestra la vista de acceso restringido</text:p>
            <text:p text:style-name="tab_5f_texto">componentes_segun_programa()</text:p>
            <text:p text:style-name="tab_5f_texto">manda url <text:s/>Los componentes de un programa especifico</text:p>
            <text:h text:style-name="nombre_5f_metodo" text:outline-level="2">Create()</text:h>
            <text:p text:style-name="P24">si es super_admin Crea un componente en la BD, si no muestra la vista de acceso restringido</text:p>
            <text:h text:style-name="nombre_5f_metodo" text:outline-level="2">index()</text:h>
            <text:p text:style-name="P24">si es admin y coordinador muestra Listado de componentes y sus modalidades, si no muestra la vista de acceso restringido</text:p>
          </table:table-cell>
        </table:table-row>
      </table:table>
      <text:p text:style-name="P1"/>
      <text:p text:style-name="P7"/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h text:style-name="definicion" text:outline-level="1">ConfiguracionesController</text:h>
          </table:table-cell>
        </table:table-row>
        <table:table-row table:style-name="Tabla7.1">
          <table:table-cell table:style-name="Tabla7.A2" office:value-type="string">
            <text:p text:style-name="texto">no veo funcionalidad asignada </text:p>
          </table:table-cell>
        </table:table-row>
        <table:table-row table:style-name="Tabla7.1">
          <table:table-cell table:style-name="Tabla7.A2" office:value-type="string">
            <text:p text:style-name="P3"/>
          </table:table-cell>
        </table:table-row>
        <table:table-row table:style-name="Tabla7.1">
          <table:table-cell table:style-name="Tabla7.A2" office:value-type="string">
            <text:h text:style-name="nombre_5f_metodo" text:outline-level="2">_construct()</text:h>
            <text:p text:style-name="tab_5f_texto"><text:span text:style-name="T3">carga el constructor del padre(controller) y asigna el titulo 'Configuraciones' a la vista</text:span>'</text:p>
            <text:h text:style-name="nombre_5f_metodo" text:outline-level="2">index()</text:h>
            <text:p text:style-name="tab_5f_texto"><text:span text:style-name="T3">sin implementar</text:span> <text:s/></text:p>
            <text:h text:style-name="nombre_5f_metodo" text:outline-level="2">Roles()</text:h>
            <text:p text:style-name="P24">sin implementar </text:p>
            <text:h text:style-name="nombre_5f_metodo" text:outline-level="2">visitantes()</text:h>
            <text:p text:style-name="tab_5f_texto">si<text:span text:style-name="T3">n implementar </text:span></text:p>
          </table:table-cell>
        </table:table-row>
      </table:table>
      <text:p text:style-name="P1"/>
      <text:p text:style-name="P7"/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h text:style-name="definicion" text:outline-level="1">CursosController</text:h>
          </table:table-cell>
        </table:table-row>
        <table:table-row table:style-name="Tabla8.1">
          <table:table-cell table:style-name="Tabla8.A2" office:value-type="string">
            <text:p text:style-name="P21">despliega <text:s/>el listado de los cursos con el grupo y la cantidad de estudiantes que hay en cada grupo. los profesores pueden ver a los estudiantes inscriptos en el grupo que dicta clases, los estudiantes no tiene acceso</text:p>
          </table:table-cell>
        </table:table-row>
        <table:table-row table:style-name="Tabla8.1">
          <table:table-cell table:style-name="Tabla8.A2" office:value-type="string">
            <table:table table:name="Tabla35" table:style-name="Tabla35">
              <table:table-column table:style-name="Tabla35.A"/>
              <table:table-column table:style-name="Tabla35.B"/>
              <table:table-row>
                <table:table-cell table:style-name="Tabla35.A1" office:value-type="string">
                  <text:h text:style-name="nombre_5f_artibuto" text:outline-level="2">+Tprograma</text:h>
                </table:table-cell>
                <table:table-cell table:style-name="Tabla35.B1" office:value-type="string">
                  <text:p text:style-name="P19">objeto de tipo TPrograma.inc (modelo)</text:p>
                </table:table-cell>
              </table:table-row>
              <table:table-row>
                <table:table-cell table:style-name="Tabla35.A2" office:value-type="string">
                  <text:h text:style-name="nombre_5f_artibuto" text:outline-level="2">+Tsubgrupo</text:h>
                </table:table-cell>
                <table:table-cell table:style-name="Tabla35.B2" office:value-type="string">
                  <text:p text:style-name="P19">objeto de tipo TSubgrupo (modelo) esta clase esta en Tcurso.inc</text:p>
                </table:table-cell>
              </table:table-row>
            </table:table>
            <text:p text:style-name="P5"/>
          </table:table-cell>
        </table:table-row>
        <table:table-row table:style-name="Tabla8.1">
          <table:table-cell table:style-name="Tabla8.A2" office:value-type="string">
            <text:h text:style-name="nombre_5f_metodo" text:outline-level="2">_construct()</text:h>
            <text:p text:style-name="tab_5f_texto"><text:span text:style-name="T3">carga el constructor del padre(controller), el modelo TPrograma, la clase TSubgrupo que esta en el modelo Tcurso.inc y asigna el titulo de la vista</text:span>'</text:p>
            <text:h text:style-name="nombre_5f_metodo" text:outline-level="2">index()</text:h>
            <text:p text:style-name="P24">valida que si es un estudiantes si lo es muestra la vista Acceso_restringido, si no Lista el programa, tipo de grupo, grupo y cantidad de estudiantes de un curso según lo especificado</text:p>
            <text:h text:style-name="nombre_5f_metodo" text:outline-level="2">view()</text:h>
            <text:p text:style-name="P24">Lista los estudiantes <text:s/>inscritos en un curso, se permite el acceso únicamente a los profesores que dictan clases en ese curso</text:p>
          </table:table-cell>
        </table:table-row>
      </table:table>
      <text:p text:style-name="P1"/>
      <text:p text:style-name="P7"/>
      <table:table table:name="Tabla9" table:style-name="Tabla9">
        <table:table-column table:style-name="Tabla9.A"/>
        <table:table-row table:style-name="Tabla9.1">
          <table:table-cell table:style-name="Tabla9.A1" office:value-type="string">
            <text:h text:style-name="definicion" text:outline-level="1">CursosEspecialesController</text:h>
          </table:table-cell>
        </table:table-row>
        <table:table-row table:style-name="Tabla9.1">
          <table:table-cell table:style-name="Tabla9.A2" office:value-type="string">
            <text:p text:style-name="texto">Lista los cursos especiales por modalidad, permite crear cursos Especiales</text:p>
          </table:table-cell>
        </table:table-row>
        <table:table-row table:style-name="Tabla9.1">
          <table:table-cell table:style-name="Tabla9.A2" office:value-type="string">
            <table:table table:name="Tabla36" table:style-name="Tabla36">
              <table:table-column table:style-name="Tabla36.A"/>
              <table:table-column table:style-name="Tabla36.B"/>
              <table:table-row>
                <table:table-cell table:style-name="Tabla36.A1" office:value-type="string">
                  <text:h text:style-name="P16" text:outline-level="2">+CursoEspecial</text:h>
                </table:table-cell>
                <table:table-cell table:style-name="Tabla36.B1" office:value-type="string">
                  <text:p text:style-name="texto">objeto de tipo CursoEspecial (modelo)</text:p>
                </table:table-cell>
              </table:table-row>
              <table:table-row>
                <table:table-cell table:style-name="Tabla36.A2" office:value-type="string">
                  <text:h text:style-name="P16" text:outline-level="2">+Tprograma</text:h>
                </table:table-cell>
                <table:table-cell table:style-name="Tabla36.B2" office:value-type="string">
                  <text:p text:style-name="texto">objeto de tipo TPrograma.inc (modelo)</text:p>
                </table:table-cell>
              </table:table-row>
            </table:table>
            <text:p text:style-name="P5"/>
          </table:table-cell>
        </table:table-row>
        <table:table-row table:style-name="Tabla9.1">
          <table:table-cell table:style-name="Tabla9.A2" office:value-type="string">
            <text:h text:style-name="P13" text:outline-level="2">_construct()</text:h>
            <text:p text:style-name="tab_5f_texto">carga el constructor del padre(controller), el modelo TPrograma, CursoEspecial <text:s/>y asigna el titulo 'Cursos Especiales' a la vista'</text:p>
            <text:h text:style-name="nombre_5f_metodo" text:outline-level="2"><text:span text:style-name="T1"><text:s/>create(</text:span>)</text:h>
            <text:p text:style-name="tab_5f_texto">crea un nuevo curso especial</text:p>
            <text:h text:style-name="P13" text:outline-level="2"><text:s/>cursos_segun_programa()</text:h>
            <text:p text:style-name="P24">retorna los cursos especiales según cod_programa</text:p>
            <text:h text:style-name="P13" text:outline-level="2"><text:s/>index()</text:h>
            <text:p text:style-name="P24">lla ma la vista y muestra los componentes y los cursos especiales</text:p>
            <text:h text:style-name="P13" text:outline-level="2"><text:s/>preCreate()</text:h>
            <text:p text:style-name="P24">validad si la peticion en enviada por post, si no lo es lo direcciona a la pagina de inicio</text:p>
          </table:table-cell>
        </table:table-row>
      </table:table>
      <text:p text:style-name="P1"/>
      <text:p text:style-name="P7"/>
      <table:table table:name="Tabla31" table:style-name="Tabla31">
        <table:table-column table:style-name="Tabla31.A"/>
        <table:table-row table:style-name="Tabla31.1">
          <table:table-cell table:style-name="Tabla31.A1" office:value-type="string">
            <text:h text:style-name="definicion" text:outline-level="1">DigitaIcfesController</text:h>
          </table:table-cell>
        </table:table-row>
        <table:table-row table:style-name="Tabla31.1">
          <table:table-cell table:style-name="Tabla31.A2" office:value-type="string">
            <text:p text:style-name="texto">Lista los cursos especiales por modalidad, permite crear cursos Especiales</text:p>
          </table:table-cell>
        </table:table-row>
        <table:table-row table:style-name="Tabla31.1">
          <table:table-cell table:style-name="Tabla31.A2" office:value-type="string">
            <table:table table:name="Tabla37" table:style-name="Tabla37">
              <table:table-column table:style-name="Tabla37.A"/>
              <table:table-column table:style-name="Tabla37.B"/>
              <table:table-row>
                <table:table-cell table:style-name="Tabla37.A1" office:value-type="string">
                  <text:h text:style-name="P16" text:outline-level="2">+CursoEspecial</text:h>
                </table:table-cell>
                <table:table-cell table:style-name="Tabla37.B1" office:value-type="string">
                  <text:p text:style-name="texto">objeto de tipo TIcfes (modelo) </text:p>
                </table:table-cell>
              </table:table-row>
              <table:table-row>
                <table:table-cell table:style-name="Tabla37.A2" office:value-type="string">
                  <text:h text:style-name="P16" text:outline-level="2">+Tprograma</text:h>
                </table:table-cell>
                <table:table-cell table:style-name="Tabla37.B2" office:value-type="string">
                  <text:p text:style-name="texto">objeto de tipo TPrograma.inc (modelo)</text:p>
                </table:table-cell>
              </table:table-row>
            </table:table>
            <text:p text:style-name="P3"/>
          </table:table-cell>
        </table:table-row>
        <table:table-row table:style-name="Tabla31.1">
          <table:table-cell table:style-name="Tabla31.A2" office:value-type="string">
            <text:h text:style-name="P13" text:outline-level="2">_construct()</text:h>
            <text:p text:style-name="tab_5f_texto">carga el constructor del padre(controller), el modelo TIcfes, CursoEspecial </text:p>
            <text:h text:style-name="nombre_5f_metodo" text:outline-level="2">reporte()</text:h>
            <text:h text:style-name="nombre_5f_metodo" text:outline-level="2"><text:s/>view()</text:h>
          </table:table-cell>
        </table:table-row>
      </table:table>
      <text:p text:style-name="P1"/>
      <text:p text:style-name="P7"/>
      <table:table table:name="Tabla10" table:style-name="Tabla10">
        <table:table-column table:style-name="Tabla10.A"/>
        <table:table-row table:style-name="Tabla10.1">
          <table:table-cell table:style-name="Tabla10.A1" office:value-type="string">
            <text:h text:style-name="definicion" text:outline-level="1">DocentesController</text:h>
          </table:table-cell>
        </table:table-row>
        <table:table-row table:style-name="Tabla10.1">
          <table:table-cell table:style-name="Tabla10.A2" office:value-type="string">
            <text:p text:style-name="texto"><text:span text:style-name="T9">lista la información de todos los </text:span><text:span text:style-name="T10">docentes, los cursos donde dicta clase, y si esta activo ono</text:span></text:p>
          </table:table-cell>
        </table:table-row>
        <table:table-row table:style-name="Tabla10.3">
          <table:table-cell table:style-name="Tabla10.A2" office:value-type="string">
            <table:table table:name="Tabla38" table:style-name="Tabla38">
              <table:table-column table:style-name="Tabla38.A"/>
              <table:table-column table:style-name="Tabla38.B"/>
              <table:table-row>
                <table:table-cell table:style-name="Tabla38.A1" office:value-type="string">
                  <text:h text:style-name="nombre_5f_artibuto" text:outline-level="2">+TDocente </text:h>
                </table:table-cell>
                <table:table-cell table:style-name="Tabla38.B1" office:value-type="string">
                  <text:p text:style-name="P19">objeto de tipo TDocente.inc (modelo)</text:p>
                </table:table-cell>
              </table:table-row>
            </table:table>
            <text:p text:style-name="P5"/>
          </table:table-cell>
        </table:table-row>
        <table:table-row table:style-name="Tabla10.4">
          <table:table-cell table:style-name="Tabla10.A2" office:value-type="string">
            <text:h text:style-name="nombre_5f_metodo" text:outline-level="2">_construct()</text:h>
            <text:p text:style-name="P24">carga el constructor del padre(controller), los modelos Tprograma, TDocente y asigna el titulo “Docentes” de la vista'</text:p>
            <text:h text:style-name="nombre_5f_metodo" text:outline-level="2">cursos()</text:h>
            <text:p text:style-name="tab_5f_texto"><text:span text:style-name="T3">Lista los cursos que dicta el docente especificado</text:span> <text:s/></text:p>
            <text:h text:style-name="nombre_5f_metodo" text:outline-level="2">index()</text:h>
            <text:p text:style-name="P24">Muestra información de los docentes</text:p>
            <text:h text:style-name="nombre_5f_metodo" text:outline-level="2">Informe()</text:h>
            <text:p text:style-name="tab_5f_texto"><text:span text:style-name="T3">primero evaluá si la variable 'tipo' que ha mandado la vista es null si es así <text:s/>despliega la vista con la informacion </text:span>'</text:p>
          </table:table-cell>
        </table:table-row>
      </table:table>
      <text:p text:style-name="P1"/>
      <text:p text:style-name="P7"/>
      <table:table table:name="Tabla11" table:style-name="Tabla11">
        <table:table-column table:style-name="Tabla11.A"/>
        <table:table-row table:style-name="Tabla11.1">
          <table:table-cell table:style-name="Tabla11.A1" office:value-type="string">
            <text:h text:style-name="definicion" text:outline-level="1">EgresadosController</text:h>
          </table:table-cell>
        </table:table-row>
        <table:table-row table:style-name="Tabla11.2">
          <table:table-cell table:style-name="Tabla11.A2" office:value-type="string">
            <text:p text:style-name="P22"><text:s/>lista a los egresados del plan talento, de forma individual, por plan de estudio o carrera y por instituto o universidad de estudio, permite realizar la búsqueda del egresado según nombre <text:s/>o cédula <text:s/>, también se puede enristrar un nuevo egresado o eliminar uno ya existente</text:p>
          </table:table-cell>
        </table:table-row>
        <table:table-row table:style-name="Tabla11.3">
          <table:table-cell table:style-name="Tabla11.A2" office:value-type="string">
            <text:p text:style-name="P4"/>
            <table:table table:name="Tabla39" table:style-name="Tabla39">
              <table:table-column table:style-name="Tabla39.A"/>
              <table:table-column table:style-name="Tabla39.B"/>
              <table:table-row>
                <table:table-cell table:style-name="Tabla39.A1" office:value-type="string">
                  <text:h text:style-name="nombre_5f_artibuto" text:outline-level="2">+cod_programa</text:h>
                </table:table-cell>
                <table:table-cell table:style-name="Tabla39.B1" office:value-type="string">
                  <text:p text:style-name="P19">ódigo del programa al que pertenecen los egresados</text:p>
                </table:table-cell>
              </table:table-row>
            </table:table>
            <text:p text:style-name="P5"/>
          </table:table-cell>
        </table:table-row>
        <table:table-row table:style-name="Tabla11.4">
          <table:table-cell table:style-name="Tabla11.A2" office:value-type="string">
            <text:h text:style-name="nombre_5f_metodo" text:outline-level="2">_construct() </text:h>
            <text:p text:style-name="P24">arga el constructor del padre(Controller), el modelo TEgresado, y no se que es esto vista-&gt; addJS("jquery.ui.tabs");</text:p>
            <text:h text:style-name="nombre_5f_metodo" text:outline-level="2">_check()</text:h>
            <text:p text:style-name="P24">Verifica si un estudiante existe dentro del Plan Talentos o ya ingreso a la educacion superior</text:p>
            <text:h text:style-name="nombre_5f_metodo" text:outline-level="2">Add()</text:h>
            <text:p text:style-name="P24">Adiciona un egresado</text:p>
            <text:h text:style-name="nombre_5f_metodo" text:outline-level="2">Create()</text:h>
            <text:p text:style-name="P24">Registra a un egresado como <text:s/>que ingreso a la educación superior.</text:p>
            <text:h text:style-name="nombre_5f_metodo" text:outline-level="2">Del()</text:h>
            <text:p text:style-name="P24">Elimina un egresado especifico de la tabla de IES (ingreso a la educacione superior) o de la tabla laborando segun sea el caso</text:p>
            <text:h text:style-name="nombre_5f_metodo" text:outline-level="2">Find()</text:h>
            <text:p text:style-name="P24">Muestra los tipos en los que se puede incluir a los egresados</text:p>
            <text:h text:style-name="nombre_5f_metodo" text:outline-level="2">Index()</text:h>
            <text:p text:style-name="P24">Lista los egresados de un programa especifico, <text:s/>si especifica un tipo (con ingreso a educación superior o no, laborando) solo muestra lo de ese tipo</text:p>
            <text:h text:style-name="nombre_5f_metodo" text:outline-level="2">Informe()</text:h>
            <text:p text:style-name="P24">Muestra un informe con los egresados de un programa en especifico</text:p>
            <text:h text:style-name="nombre_5f_metodo" text:outline-level="2">registrar_trabajador()</text:h>
            <text:p text:style-name="P24">Registra a un estudiante en especifico como trabajador</text:p>
            <text:h text:style-name="nombre_5f_metodo" text:outline-level="2">Show()</text:h>
            <text:p text:style-name="P24">Lista los egresados de un programa en especifico</text:p>
            <text:h text:style-name="nombre_5f_metodo" text:outline-level="2">ShowIES()</text:h>
            <text:p text:style-name="P24">Lista los egresados de un programa en especifico con Ingreso a la Educacion Superior</text:p>
            <text:h text:style-name="nombre_5f_metodo" text:outline-level="2">ShowLaborando()</text:h>
            <text:p text:style-name="P24">Lista los egresados de un programa en especifico que se encuentren laborando</text:p>
            <text:h text:style-name="nombre_5f_metodo" text:outline-level="2"><text:soft-page-break/>ShowNoIES()</text:h>
            <text:p text:style-name="P24">Lista los egresados de un programa en especifico con No Ingreso a la Educacion Superior</text:p>
            <text:h text:style-name="nombre_5f_metodo" text:outline-level="2">view()</text:h>
            <text:p text:style-name="P24">Muestra informacion de un egresado especifico segun su cedula, sino se especifica la cedula se muestra la informacion de todos los egresados</text:p>
          </table:table-cell>
        </table:table-row>
      </table:table>
      <table:table table:name="Tabla12" table:style-name="Tabla12">
        <table:table-column table:style-name="Tabla12.A"/>
        <table:table-row table:style-name="Tabla12.1">
          <table:table-cell table:style-name="Tabla12.A1" office:value-type="string">
            <text:h text:style-name="definicion" text:outline-level="1">EstudiantesController</text:h>
          </table:table-cell>
        </table:table-row>
        <table:table-row table:style-name="Tabla12.1">
          <table:table-cell table:style-name="Tabla12.A2" office:value-type="string">
            <text:p text:style-name="texto"><text:span text:style-name="T7">lista a los participantes según programa, participantes inactivos </text:span><text:span text:style-name="T8">según programa, maneja el cambio de cursos y el de estado(activo, inactivo) de un participante</text:span></text:p>
          </table:table-cell>
        </table:table-row>
        <table:table-row table:style-name="Tabla12.3">
          <table:table-cell table:style-name="Tabla12.A2" office:value-type="string">
            <text:p text:style-name="P4"/>
            <table:table table:name="Tabla40" table:style-name="Tabla40">
              <table:table-column table:style-name="Tabla40.A"/>
              <table:table-column table:style-name="Tabla40.B"/>
              <table:table-row>
                <table:table-cell table:style-name="Tabla40.A1" office:value-type="string">
                  <text:h text:style-name="nombre_5f_artibuto" text:outline-level="2">+Testudiante </text:h>
                </table:table-cell>
                <table:table-cell table:style-name="Tabla40.B1" office:value-type="string">
                  <text:p text:style-name="P19">objeto de tipo TEstudiante.inc (modelo)</text:p>
                </table:table-cell>
              </table:table-row>
              <table:table-row>
                <table:table-cell table:style-name="Tabla40.A2" office:value-type="string">
                  <text:h text:style-name="nombre_5f_artibuto" text:outline-level="2">-Tprograma</text:h>
                </table:table-cell>
                <table:table-cell table:style-name="Tabla40.B2" office:value-type="string">
                  <text:p text:style-name="P19">objeto de tipo TPrograma.inc (modelo)</text:p>
                </table:table-cell>
              </table:table-row>
            </table:table>
            <text:p text:style-name="P5"/>
          </table:table-cell>
        </table:table-row>
        <table:table-row table:style-name="Tabla12.4">
          <table:table-cell table:style-name="Tabla12.A2" office:value-type="string">
            <text:h text:style-name="nombre_5f_metodo" text:outline-level="2">_construct()</text:h>
            <text:p text:style-name="P24">carga el constructor del padre(controller), el modelo TEstudiante y asigna el titulo de la vista'</text:p>
            <text:h text:style-name="nombre_5f_metodo" text:outline-level="2">AsignarCurso()</text:h>
            <text:p text:style-name="P24">Le asigan un curso a un estudiante</text:p>
            <text:h text:style-name="nombre_5f_metodo" text:outline-level="2">CambiarCurso()</text:h>
            <text:p text:style-name="P24">Cambia de curso a un estudiante</text:p>
            <text:h text:style-name="nombre_5f_metodo" text:outline-level="2">Delete()</text:h>
            <text:p text:style-name="P24">Pone como inactivo a un estudiante <text:s/></text:p>
            <text:h text:style-name="nombre_5f_metodo" text:outline-level="2">Inactivos()</text:h>
            <text:p text:style-name="P24">Muestra el listado de los estudiantes inactivos segun el programa</text:p>
            <text:h text:style-name="nombre_5f_metodo" text:outline-level="2">index()</text:h>
            <text:p text:style-name="P24">Listado de estudiantes segun un programa </text:p>
            <text:h text:style-name="nombre_5f_metodo" text:outline-level="2">informe()</text:h>
            <text:p text:style-name="P24">Muestra un informe detallado con los estudiantes segun el programa </text:p>
            <text:h text:style-name="P14" text:outline-level="2">Reactivate()</text:h>
            <text:p text:style-name="tab_5f_texto"><text:span text:style-name="T3">Reactiva a un estudiante segun su cedula</text:span> </text:p>
            <text:h text:style-name="nombre_5f_metodo" text:outline-level="2">informe()</text:h>
            <text:p text:style-name="tab_5f_texto"><text:span text:style-name="T3">Muestra un informe detallado con los estudiantes segun el programa</text:span> </text:p>
            <text:h text:style-name="nombre_5f_metodo" text:outline-level="2">reactivate()</text:h>
            <text:p text:style-name="tab_5f_texto"><text:span text:style-name="T3">Reactiva a un estudiante segun su cedula</text:span> </text:p>
          </table:table-cell>
        </table:table-row>
      </table:table>
      <text:p text:style-name="P1"/>
      <text:p text:style-name="P7"/>
      <table:table table:name="Tabla13" table:style-name="Tabla13">
        <table:table-column table:style-name="Tabla13.A"/>
        <table:table-row table:style-name="Tabla13.1">
          <table:table-cell table:style-name="Tabla13.A1" office:value-type="string">
            <text:h text:style-name="definicion" text:outline-level="1">EstudiantesNotificacionesController</text:h>
          </table:table-cell>
        </table:table-row>
        <table:table-row table:style-name="Tabla13.1">
          <table:table-cell table:style-name="Tabla13.A2" office:value-type="string">
            <text:p text:style-name="texto">gestiona las nostificaciones de los estudiantes ya sea de forma indibidual , por grupos o cursos <text:s/>(permite crear <text:s/>y borrrar <text:s/>notidficaciones )</text:p>
          </table:table-cell>
        </table:table-row>
        <table:table-row table:style-name="Tabla13.3">
          <table:table-cell table:style-name="Tabla13.A2" office:value-type="string">
            <table:table table:name="Tabla41" table:style-name="Tabla41">
              <table:table-column table:style-name="Tabla41.A"/>
              <table:table-column table:style-name="Tabla41.B"/>
              <table:table-row>
                <table:table-cell table:style-name="Tabla41.A1" office:value-type="string">
                  <text:h text:style-name="nombre_5f_artibuto" text:outline-level="2">+Notificaciones</text:h>
                </table:table-cell>
                <table:table-cell table:style-name="Tabla41.B1" office:value-type="string">
                  <text:p text:style-name="P19">objeto de tipo EstudianteNotificacion.inc (modelo)</text:p>
                </table:table-cell>
              </table:table-row>
            </table:table>
            <text:p text:style-name="P5"/>
          </table:table-cell>
        </table:table-row>
        <table:table-row table:style-name="Tabla13.4">
          <table:table-cell table:style-name="Tabla13.A2" office:value-type="string">
            <text:h text:style-name="nombre_5f_metodo" text:outline-level="2">_construct()</text:h>
            <text:p text:style-name="P24">carga el constructor del padre(controller), el modelo Testudiante, EstudianteNotificacion </text:p>
            <text:h text:style-name="nombre_5f_metodo" text:outline-level="2">_notificaciones()<text:span text:style-name="T3"> </text:span></text:h>
            <text:p text:style-name="P24">Muestra como una alerta, las notificaciones asociadas a un estudiante </text:p>
            <text:h text:style-name="nombre_5f_metodo" text:outline-level="2">add()</text:h>
            <text:p text:style-name="tab_5f_texto"><text:span text:style-name="T3">Agrega nuevas notificaciones a un estudiante</text:span> </text:p>
            <text:h text:style-name="nombre_5f_metodo" text:outline-level="2">add_c()</text:h>
            <text:p text:style-name="P24">Permite agregar notificaciones a todo un curso </text:p>
            <text:h text:style-name="nombre_5f_metodo" text:outline-level="2">add_g()</text:h>
            <text:p text:style-name="P24">Permite agregar notificaciones a todo un grupo</text:p>
            <text:h text:style-name="nombre_5f_metodo" text:outline-level="2">add_global()</text:h>
            <text:p text:style-name="P24">Permite adicionar una notificación a todos</text:p>
            <text:h text:style-name="nombre_5f_metodo" text:outline-level="2">delete()</text:h>
            <text:p text:style-name="P24">permite borrar una notificación a todos o a un estudiante en particular</text:p>
            <text:h text:style-name="nombre_5f_metodo" text:outline-level="2">view()</text:h>
            <text:p text:style-name="P24">Muestra el listado de notificaciones registradas para un usuario </text:p>
          </table:table-cell>
        </table:table-row>
      </table:table>
      <text:p text:style-name="P1"/>
      <text:p text:style-name="P7"/>
      <table:table table:name="Tabla14" table:style-name="Tabla14">
        <table:table-column table:style-name="Tabla14.A"/>
        <table:table-row table:style-name="Tabla14.1">
          <table:table-cell table:style-name="Tabla14.A1" office:value-type="string">
            <text:p text:style-name="definicion">GruposController</text:p>
          </table:table-cell>
        </table:table-row>
        <table:table-row table:style-name="Tabla14.1">
          <table:table-cell table:style-name="Tabla14.A2" office:value-type="string">
            <text:p text:style-name="texto">lista los gupos o cursos según programa, registra un estudiante detro de un grupo ymuestra los estudiantes en un grupo</text:p>
          </table:table-cell>
        </table:table-row>
        <table:table-row table:style-name="Tabla14.3">
          <table:table-cell table:style-name="Tabla14.A2" office:value-type="string">
            <text:p text:style-name="P4"/>
          </table:table-cell>
        </table:table-row>
        <table:table-row table:style-name="Tabla14.4">
          <table:table-cell table:style-name="Tabla14.A2" office:value-type="string">
            <text:p text:style-name="nombre_5f_metodo">GruposController()</text:p>
            <text:p text:style-name="tab_5f_texto"><text:span text:style-name="T3">cargar el constructor del padre(Controller) y el modelo Tgrupo</text:span></text:p>
            <text:p text:style-name="nombre_5f_metodo">Add()</text:p>
            <text:p text:style-name="tab_5f_texto"><text:span text:style-name="T3">addiciona</text:span> <text:span text:style-name="T3">un nuevo grupo</text:span></text:p>
            <text:p text:style-name="nombre_5f_metodo">AdicionarEstudiantes()</text:p>
            <text:p text:style-name="tab_5f_texto"><text:span text:style-name="T3">Registra a un estudiante dentro de un grupo</text:span></text:p>
            <text:p text:style-name="nombre_5f_metodo">Create()</text:p>
            <text:p text:style-name="tab_5f_texto"><text:span text:style-name="T3">Crea un grupo dentro de un programa</text:span></text:p>
            <text:p text:style-name="nombre_5f_metodo">cursos_segun_programa()</text:p>
            <text:p text:style-name="tab_5f_texto"><text:span text:style-name="T3">Lista de cursos segun el programa especificado</text:span></text:p>
            <text:p text:style-name="nombre_5f_metodo">grupos_segun_programa()</text:p>
            <text:p text:style-name="tab_5f_texto"><text:span text:style-name="T3">Lista de grupos segun el programa especificado</text:span></text:p>
            <text:p text:style-name="nombre_5f_metodo">Index()</text:p>
            <text:p text:style-name="tab_5f_texto"><text:span text:style-name="T3">Muestra todos los grupos segun un programa y unas condiciones dadas</text:span></text:p>
            <text:p text:style-name="nombre_5f_metodo">Load()</text:p>
            <text:p text:style-name="tab_5f_texto"><text:span text:style-name="T3">carga los distintos grupos de un programa especifico</text:span></text:p>
            <text:p text:style-name="nombre_5f_metodo">View()</text:p>
            <text:p text:style-name="tab_5f_texto"><text:span text:style-name="T3">Muestra los estudiantes inscritos en un grupo </text:span></text:p>
          </table:table-cell>
        </table:table-row>
      </table:table>
      <text:p text:style-name="P1"/>
      <text:p text:style-name="P7"/>
      <table:table table:name="Tabla15" table:style-name="Tabla15">
        <table:table-column table:style-name="Tabla15.A"/>
        <table:table-row table:style-name="Tabla15.1">
          <table:table-cell table:style-name="Tabla15.A1" office:value-type="string">
            <text:p text:style-name="definicion">HorariosController</text:p>
          </table:table-cell>
        </table:table-row>
        <table:table-row table:style-name="Tabla15.1">
          <table:table-cell table:style-name="Tabla15.A2" office:value-type="string">
            <text:p text:style-name="P5">gestiona los horarios de las clases validando que sea un root o un usuario autorizado par que pueda crear, editar o eliminar o configurar <text:s/>un horario en una clase , tambien lista las asistencia de los grupos</text:p>
          </table:table-cell>
        </table:table-row>
        <table:table-row table:style-name="Tabla15.3">
          <table:table-cell table:style-name="Tabla15.A2" office:value-type="string">
            <table:table table:name="Tabla42" table:style-name="Tabla42">
              <table:table-column table:style-name="Tabla42.A" table:number-columns-repeated="2"/>
              <table:table-row>
                <table:table-cell table:style-name="Tabla42.A1" office:value-type="string">
                  <text:p text:style-name="nombre_5f_artibuto">authorized_ids</text:p>
                </table:table-cell>
                <table:table-cell table:style-name="Tabla42.B1" office:value-type="string">
                  <text:p text:style-name="texto"><text:span text:style-name="T3">logins autorisados para ingresar en esta vista del sistema</text:span></text:p>
                </table:table-cell>
              </table:table-row>
            </table:table>
            <text:p text:style-name="P4"><text:span text:style-name="T3"/></text:p>
          </table:table-cell>
        </table:table-row>
        <table:table-row table:style-name="Tabla15.4">
          <table:table-cell table:style-name="Tabla15.A2" office:value-type="string">
            <text:p text:style-name="nombre_5f_metodo">__construct()</text:p>
            <text:p text:style-name="tab_5f_texto"><text:span text:style-name="T3">carga el constructor de su padre(controller, los modelos Testudiante,Tprograma y asigna el titulo “Horarios” a la vista)</text:span></text:p>
            <text:p text:style-name="nombre_5f_metodo">add()</text:p>
            <text:p text:style-name="tab_5f_texto"><text:span text:style-name="T3">valida primero si es el root o alguno de los ids atorizados, para asi permitirle adiccionar un horario a una clase</text:span></text:p>
            <text:p text:style-name="nombre_5f_metodo">Configurar()</text:p>
            <text:p text:style-name="tab_5f_texto"><text:span text:style-name="T3">permite configurar un horario, el semestre, los componentes,sedes,dias semana,docentes y horarios</text:span></text:p>
            <text:p text:style-name="nombre_5f_metodo">delete()</text:p>
            <text:p text:style-name="tab_5f_texto"><text:span text:style-name="T3">valida primero si es el root o alguno de los ids atorizados, para asi permitirle</text:span> <text:span text:style-name="T3">borrar un horario asignado a una clase</text:span></text:p>
            <text:p text:style-name="nombre_5f_metodo">edit()</text:p>
            <text:p text:style-name="tab_5f_texto"><text:span text:style-name="T3">Muestra el calendario para el curso especificado, con componente, docente y sede</text:span></text:p>
            <text:p text:style-name="nombre_5f_metodo">Horarios()</text:p>
            <text:p text:style-name="tab_5f_texto"><text:span text:style-name="T3">Muestra horarios con asistencias segun el curso especificado</text:span></text:p>
            <text:p text:style-name="nombre_5f_metodo">Index()</text:p>
            <text:p text:style-name="tab_5f_texto"><text:span text:style-name="T3">Muestra el calendario</text:span></text:p>
            <text:p text:style-name="nombre_5f_metodo">update()</text:p>
            <text:p text:style-name="tab_5f_texto"><text:span text:style-name="T3">valida primero si es el root o alguno de los ids atorizados, para asi permitirle editar un horario ya asignado a un clase</text:span></text:p>
            <text:p text:style-name="nombre_5f_metodo">View()</text:p>
            <text:p text:style-name="tab_5f_texto"><text:span text:style-name="T3">lista la configuracion de los horarios de dos formas </text:span></text:p>
            <text:p text:style-name="tab_5f_texto"><text:span text:style-name="T1">general</text:span>:</text:p>
            <text:p text:style-name="P25"><text:span text:style-name="T3">La configuracion que es comun a todos los cursos de un grupo en cada componente.</text:span></text:p>
            <text:p text:style-name="P25">Ej: dia, hora_inicio, hora_fin, fecha_inicio, fecha_fin</text:p>
            <text:p text:style-name="tab_5f_texto"><text:span text:style-name="T1">cursos</text:span>:</text:p>
            <text:p text:style-name="P25"><text:span text:style-name="T3">Lista cada curso del grupo con su respectiva configuracion, que es particular para cada curso en cada componente.</text:span> </text:p>
          </table:table-cell>
        </table:table-row>
      </table:table>
      <text:p text:style-name="P12"/>
      <table:table table:name="Tabla32" table:style-name="Tabla32">
        <table:table-column table:style-name="Tabla32.A"/>
        <table:table-row table:style-name="Tabla32.1">
          <table:table-cell table:style-name="Tabla32.A1" office:value-type="string">
            <text:p text:style-name="definicion">HorariosEspeciales</text:p>
          </table:table-cell>
        </table:table-row>
        <table:table-row table:style-name="Tabla32.2">
          <table:table-cell table:style-name="Tabla32.A2" office:value-type="string">
            <text:p text:style-name="texto">no tiene asignada funcionalidad aun</text:p>
          </table:table-cell>
        </table:table-row>
        <table:table-row table:style-name="Tabla32.3">
          <table:table-cell table:style-name="Tabla32.A2" office:value-type="string">
            <text:p text:style-name="nombre_5f_metodo">__construct()</text:p>
            <text:p text:style-name="tab_5f_texto"><text:span text:style-name="T3">lama el constructor del padre(controller), y el modelo CursoEspecial</text:span></text:p>
            <text:p text:style-name="nombre_5f_metodo">index()</text:p>
            <text:p text:style-name="tab_5f_texto"><text:span text:style-name="T3">despliega la vista solicitada al usuario </text:span></text:p>
          </table:table-cell>
        </table:table-row>
      </table:table>
      <text:p text:style-name="P1"/>
      <text:p text:style-name="P7"/>
      <table:table table:name="Tabla16" table:style-name="Tabla16">
        <table:table-column table:style-name="Tabla16.A"/>
        <table:table-row table:style-name="Tabla16.1">
          <table:table-cell table:style-name="Tabla16.A1" office:value-type="string">
            <text:p text:style-name="definicion">ICompetenciasEstudiantesController</text:p>
          </table:table-cell>
        </table:table-row>
        <table:table-row table:style-name="Tabla16.1">
          <table:table-cell table:style-name="Tabla16.A2" office:value-type="string">
            <text:p text:style-name="texto">reportes icfes or competencias</text:p>
          </table:table-cell>
        </table:table-row>
        <table:table-row table:style-name="Tabla16.1">
          <table:table-cell table:style-name="Tabla16.A2" office:value-type="string">
            <table:table table:name="Tabla43" table:style-name="Tabla43">
              <table:table-column table:style-name="Tabla43.A" table:number-columns-repeated="2"/>
              <table:table-row>
                <table:table-cell table:style-name="Tabla43.A1" office:value-type="string">
                  <text:p text:style-name="nombre_5f_artibuto">+Calificador</text:p>
                </table:table-cell>
                <table:table-cell table:style-name="Tabla43.B1" office:value-type="string">
                  <text:p text:style-name="texto"><text:span text:style-name="T3">objeto de tipo ICompetencia(Modelo) </text:span></text:p>
                </table:table-cell>
              </table:table-row>
            </table:table>
            <text:p text:style-name="P4"><text:span text:style-name="T3"/></text:p>
          </table:table-cell>
        </table:table-row>
        <table:table-row table:style-name="Tabla16.1">
          <table:table-cell table:style-name="Tabla16.A2" office:value-type="string">
            <text:p text:style-name="nombre_5f_metodo">__construct()</text:p>
            <text:p text:style-name="tab_5f_texto"><text:span text:style-name="T3">carga el constructor del padre(IAbstractCalificadoresEstudiantesController), el modelo ICompetencia <text:s/>y asigna el titulo “Competencia Icfes” a la vista</text:span></text:p>
            <text:p text:style-name="nombre_5f_metodo">reporte()</text:p>
            <text:p text:style-name="tab_5f_texto"><text:span text:style-name="T3">Reporte ICFES para una prueba especifica para todos o el estudiante especificado </text:span></text:p>
          </table:table-cell>
        </table:table-row>
      </table:table>
      <text:p text:style-name="P1"/>
      <text:p text:style-name="P7"/>
      <table:table table:name="Tabla20" table:style-name="Tabla20">
        <table:table-column table:style-name="Tabla20.A"/>
        <table:table-row table:style-name="Tabla20.1">
          <table:table-cell table:style-name="Tabla20.A1" office:value-type="string">
            <text:p text:style-name="definicion">ICualitativosEstudiantesController</text:p>
          </table:table-cell>
        </table:table-row>
        <table:table-row table:style-name="Tabla20.1">
          <table:table-cell table:style-name="Tabla20.A2" office:value-type="string">
            <text:p text:style-name="texto">reportes icfes por componentes</text:p>
          </table:table-cell>
        </table:table-row>
        <table:table-row table:style-name="Tabla20.1">
          <table:table-cell table:style-name="Tabla20.A2" office:value-type="string">
            <table:table table:name="Tabla44" table:style-name="Tabla44">
              <table:table-column table:style-name="Tabla44.A" table:number-columns-repeated="2"/>
              <table:table-row>
                <table:table-cell table:style-name="Tabla44.A1" office:value-type="string">
                  <text:p text:style-name="nombre_5f_artibuto">+Calificador</text:p>
                </table:table-cell>
                <table:table-cell table:style-name="Tabla44.B1" office:value-type="string">
                  <text:p text:style-name="texto"><text:span text:style-name="T3">objeto de tipo Icualitativo(modelo.inc)</text:span></text:p>
                </table:table-cell>
              </table:table-row>
            </table:table>
            <text:p text:style-name="P4"><text:span text:style-name="T3"/></text:p>
          </table:table-cell>
        </table:table-row>
        <table:table-row table:style-name="Tabla20.1">
          <table:table-cell table:style-name="Tabla20.A2" office:value-type="string">
            <text:p text:style-name="nombre_5f_metodo">__construct() </text:p>
            <text:p text:style-name="tab_5f_texto"><text:span text:style-name="T3">carga el constructor del padre(IAbstractCalificadoresEstudiantesController),incluye los modelos Icualitativo y asigna el nombre 'Componentes Icfes ' a la vista </text:span></text:p>
            <text:p text:style-name="nombre_5f_metodo">reporte()</text:p>
            <text:p text:style-name="tab_5f_texto"><text:span text:style-name="T3">Reporte ICFES para una prueba especifica para todos o el estudiante especificado </text:span></text:p>
          </table:table-cell>
        </table:table-row>
      </table:table>
      <text:p text:style-name="Standard"/>
      <text:p text:style-name="P6"/>
      <table:table table:name="Tabla21" table:style-name="Tabla21">
        <table:table-column table:style-name="Tabla21.A"/>
        <table:table-row table:style-name="Tabla21.1">
          <table:table-cell table:style-name="Tabla21.A1" office:value-type="string">
            <text:p text:style-name="definicion">ICuestionariosController</text:p>
          </table:table-cell>
        </table:table-row>
        <table:table-row table:style-name="Tabla21.1">
          <table:table-cell table:style-name="Tabla21.A2" office:value-type="string">
            <text:p text:style-name="texto"><text:span text:style-name="T4">gestiona las pruebas y simulacros <text:s/>que se le realizan a los </text:span><text:span text:style-name="T6">participantes </text:span></text:p>
          </table:table-cell>
        </table:table-row>
        <table:table-row table:style-name="Tabla21.1">
          <table:table-cell table:style-name="Tabla21.A2" office:value-type="string">
            <table:table table:name="Tabla45" table:style-name="Tabla45">
              <table:table-column table:style-name="Tabla45.A" table:number-columns-repeated="2"/>
              <table:table-row>
                <table:table-cell table:style-name="Tabla45.A1" office:value-type="string">
                  <text:p text:style-name="nombre_5f_artibuto">+Icuestionario</text:p>
                </table:table-cell>
                <table:table-cell table:style-name="Tabla45.B1" office:value-type="string">
                  <text:p text:style-name="texto"><text:span text:style-name="T3">objeto de tipo Icuestionario(Modelo.inc</text:span></text:p>
                </table:table-cell>
              </table:table-row>
            </table:table>
            <text:p text:style-name="P4"/>
          </table:table-cell>
        </table:table-row>
        <table:table-row table:style-name="Tabla21.1">
          <table:table-cell table:style-name="Tabla21.A2" office:value-type="string">
            <text:p text:style-name="nombre_5f_metodo">__construct()</text:p>
            <text:p text:style-name="tab_5f_texto"><text:span text:style-name="T3">carga el constructor del padre(Controller),incluye los modelos Ticfes,TPrograma, Icompetencia,ICuestionario,ICualitativo y asigna el nombre 'Pruebas' a la vista</text:span></text:p>
            <text:p text:style-name="nombre_5f_metodo">add()</text:p>
            <text:p text:style-name="tab_5f_texto"><text:span text:style-name="T3">Registra un cuestionario dentro de una prueba</text:span></text:p>
            <text:p text:style-name="nombre_5f_metodo">check()</text:p>
            <text:p text:style-name="tab_5f_texto"><text:span text:style-name="T3">muestra un listado de los Custionarios calificados</text:span></text:p>
            <text:p text:style-name="nombre_5f_metodo">Index()</text:p>
            <text:p text:style-name="tab_5f_texto"><text:span text:style-name="T3">Muestra las pruebas y su tipo para el programa indicado</text:span></text:p>
            <text:p text:style-name="nombre_5f_metodo">informe()</text:p>
            <text:p text:style-name="tab_5f_texto"><text:span text:style-name="T3">Informe de los resultados de una prueba</text:span></text:p>
            <text:p text:style-name="nombre_5f_metodo">simulacros_con_cuestionario()</text:p>
            <text:p text:style-name="tab_5f_texto"><text:span text:style-name="T3">Muestra los simulacros con cuestionario segun el programa indicado</text:span></text:p>
            <text:p text:style-name="nombre_5f_metodo">simulacros_sin_cuestionario()</text:p>
            <text:p text:style-name="tab_5f_texto"><text:span text:style-name="T3">Muestra los simulacros sin cuestionario segun el programa indicado</text:span></text:p>
            <text:p text:style-name="nombre_5f_metodo">update()</text:p>
            <text:p text:style-name="tab_5f_texto"><text:span text:style-name="T3">Actualiza las preguntas de un cuestionario</text:span></text:p>
            <text:p text:style-name="nombre_5f_metodo">view()</text:p>
            <text:p text:style-name="tab_5f_texto"><text:span text:style-name="T3">Resumen de una prueba</text:span> </text:p>
          </table:table-cell>
        </table:table-row>
      </table:table>
      <text:p text:style-name="Standard"/>
      <text:p text:style-name="P6"/>
      <table:table table:name="Tabla22" table:style-name="Tabla22">
        <table:table-column table:style-name="Tabla22.A"/>
        <table:table-row table:style-name="Tabla22.1">
          <table:table-cell table:style-name="Tabla22.A1" office:value-type="string">
            <text:p text:style-name="definicion">ICuestionariosEstudiantesController</text:p>
          </table:table-cell>
        </table:table-row>
        <table:table-row table:style-name="Tabla22.1">
          <table:table-cell table:style-name="Tabla22.A2" office:value-type="string">
            <text:p text:style-name="P5"><text:span text:style-name="T4">gestiona los cuestionarios de una pruena . Permite crear borar o actualizar un cuestionario en una prueba o una pregunta en una prueba de </text:span><text:span text:style-name="T6">una persona en particular</text:span></text:p>
          </table:table-cell>
        </table:table-row>
        <table:table-row table:style-name="Tabla22.1">
          <table:table-cell table:style-name="Tabla22.A2" office:value-type="string">
            <text:p text:style-name="P4"/>
            <table:table table:name="Tabla46" table:style-name="Tabla46">
              <table:table-column table:style-name="Tabla46.A" table:number-columns-repeated="2"/>
              <table:table-row>
                <table:table-cell table:style-name="Tabla46.A1" office:value-type="string">
                  <text:p text:style-name="nombre_5f_artibuto">+Icuestionario</text:p>
                </table:table-cell>
                <table:table-cell table:style-name="Tabla46.B1" office:value-type="string">
                  <text:p text:style-name="texto"><text:span text:style-name="T3">objeto de tipo Icuestionario(Modelo)</text:span></text:p>
                </table:table-cell>
              </table:table-row>
              <table:table-row>
                <table:table-cell table:style-name="Tabla46.A2" office:value-type="string">
                  <text:p text:style-name="nombre_5f_artibuto">-VALORATION_TYPES</text:p>
                </table:table-cell>
                <table:table-cell table:style-name="Tabla46.B2" office:value-type="string">
                  <text:p text:style-name="texto"><text:span text:style-name="T3">array <text:s/>con el tipo de valoracion del cuestionario(corrrectas,incorrectas,nulas,vacias,no calificadas)</text:span></text:p>
                </table:table-cell>
              </table:table-row>
            </table:table>
            <text:p text:style-name="P4"><text:span text:style-name="T3"/></text:p>
          </table:table-cell>
        </table:table-row>
        <table:table-row table:style-name="Tabla22.1">
          <table:table-cell table:style-name="Tabla22.A2" office:value-type="string">
            <text:p text:style-name="nombre_5f_metodo">__construct()</text:p>
            <text:p text:style-name="tab_5f_texto"><text:span text:style-name="T3">carga el constructor del padre(Controller), incluye <text:s/>los modelos Ticfes,ICompetencia,ICuestionario, asigan el titulo “Pruebas”a la vista</text:span></text:p>
            <text:p text:style-name="nombre_5f_metodo">add()</text:p>
            <text:p text:style-name="tab_5f_texto"><text:span text:style-name="T3">Registra un cuestionario dentro de una prueba</text:span></text:p>
            <text:p text:style-name="nombre_5f_metodo">Delete()</text:p>
            <text:p text:style-name="tab_5f_texto"><text:span text:style-name="T3">Borra un cuestionario completo o una respuesta en particualr de un cuestionario <text:s/>de un estidian en particular y según el cod_prueba</text:span></text:p>
            <text:p text:style-name="nombre_5f_metodo">Edit()</text:p>
            <text:p text:style-name="tab_5f_texto"><text:span text:style-name="T3">actualiza la respuesta de una pregunta en una prueba</text:span></text:p>
            <text:p text:style-name="nombre_5f_metodo">save()</text:p>
            <text:p text:style-name="tab_5f_texto"><text:span text:style-name="T3">Guarda las respuestas de una persona en concreto</text:span></text:p>
            <text:p text:style-name="nombre_5f_metodo">view()</text:p>
            <text:p text:style-name="tab_5f_texto"><text:span text:style-name="T3">Resumen de una prueba </text:span></text:p>
          </table:table-cell>
        </table:table-row>
      </table:table>
      <text:p text:style-name="Standard"/>
      <text:p text:style-name="P6"/>
      <table:table table:name="Tabla23" table:style-name="Tabla23">
        <table:table-column table:style-name="Tabla23.A"/>
        <table:table-row table:style-name="Tabla23.1">
          <table:table-cell table:style-name="Tabla23.A1" office:value-type="string">
            <text:p text:style-name="definicion">IPruebasController</text:p>
          </table:table-cell>
        </table:table-row>
        <table:table-row table:style-name="Tabla23.1">
          <table:table-cell table:style-name="Tabla23.A2" office:value-type="string">
            <text:p text:style-name="texto">gestiona los cuestionario de las pruebas de ICFES , permite crear una prueba listarla informacion de las pruebas contodos los campos del reporte o con solo algunos .</text:p>
          </table:table-cell>
        </table:table-row>
        <table:table-row table:style-name="Tabla23.1">
          <table:table-cell table:style-name="Tabla23.A2" office:value-type="string">
            <table:table table:name="Tabla47" table:style-name="Tabla47">
              <table:table-column table:style-name="Tabla47.A" table:number-columns-repeated="2"/>
              <table:table-row>
                <table:table-cell table:style-name="Tabla47.A1" office:value-type="string">
                  <text:p text:style-name="nombre_5f_artibuto">+Itipo</text:p>
                </table:table-cell>
                <table:table-cell table:style-name="Tabla47.B1" office:value-type="string">
                  <text:p text:style-name="texto"><text:span text:style-name="T3">objeto de tipo Itipo(modelo.inc)</text:span></text:p>
                </table:table-cell>
              </table:table-row>
            </table:table>
            <text:p text:style-name="P4"><text:span text:style-name="T3"/></text:p>
          </table:table-cell>
        </table:table-row>
        <table:table-row table:style-name="Tabla23.1">
          <table:table-cell table:style-name="Tabla23.A2" office:value-type="string">
            <text:p text:style-name="nombre_5f_metodo">__construct()</text:p>
            <text:p text:style-name="tab_5f_texto"><text:span text:style-name="T3">carga el constructor del padre(Controller),incluye el modelo Icualitativo y asigna el nombre “Pruebas” a la vista</text:span></text:p>
            <text:p text:style-name="nombre_5f_metodo">Create()</text:p>
            <text:p text:style-name="tab_5f_texto"><text:span text:style-name="T3">Crea una prueba</text:span></text:p>
            <text:p text:style-name="nombre_5f_metodo">edit_visibility()</text:p>
            <text:p text:style-name="tab_5f_texto"><text:span text:style-name="T3">determinar la informacion que se mostrara en el reporte lo cual es pasado por el usuario desde la vista</text:span></text:p>
            <text:p text:style-name="nombre_5f_metodo">Index()</text:p>
            <text:p text:style-name="tab_5f_texto"><text:span text:style-name="T3">Listado de pruebas para el programa indicado por tipo</text:span></text:p>
            <text:p text:style-name="nombre_5f_metodo">save_settings()</text:p>
            <text:p text:style-name="tab_5f_texto"><text:span text:style-name="T3">guarda la configuracion de un cuestionario</text:span></text:p>
            <text:p text:style-name="nombre_5f_metodo">simulacros_sin_prueba()</text:p>
            <text:p text:style-name="tab_5f_texto"><text:span text:style-name="T3">Simulacros sin prueba </text:span></text:p>
          </table:table-cell>
        </table:table-row>
      </table:table>
      <text:p text:style-name="Standard"/>
      <text:p text:style-name="P6"/>
      <table:table table:name="Tabla17" table:style-name="Tabla17">
        <table:table-column table:style-name="Tabla17.A"/>
        <table:table-row table:style-name="Tabla17.1">
          <table:table-cell table:style-name="Tabla17.A1" office:value-type="string">
            <text:p text:style-name="definicion">IcfesController</text:p>
          </table:table-cell>
        </table:table-row>
        <table:table-row table:style-name="Tabla17.1">
          <table:table-cell table:style-name="Tabla17.A2" office:value-type="string">
            <text:p text:style-name="texto"><text:span text:style-name="T4">muestra los diferentes reportes de las pruebas realizadas, de </text:span><text:span text:style-name="T6">forma general o detallada y permite ingresar los recultados de las pruebas a cada estudiante</text:span></text:p>
          </table:table-cell>
        </table:table-row>
        <table:table-row table:style-name="Tabla17.1">
          <table:table-cell table:style-name="Tabla17.A2" office:value-type="string">
            <text:p text:style-name="P4"/>
            <table:table table:name="Tabla48" table:style-name="Tabla48">
              <table:table-column table:style-name="Tabla48.A" table:number-columns-repeated="2"/>
              <table:table-row>
                <table:table-cell table:style-name="Tabla48.A1" office:value-type="string">
                  <text:p text:style-name="nombre_5f_artibuto">+EstudianteIcfes</text:p>
                </table:table-cell>
                <table:table-cell table:style-name="Tabla48.B1" office:value-type="string">
                  <text:p text:style-name="texto"><text:span text:style-name="T3">objeto de tipo EstudianteIcfes (Modelo.inc)</text:span></text:p>
                </table:table-cell>
              </table:table-row>
              <table:table-row>
                <table:table-cell table:style-name="Tabla48.A2" office:value-type="string">
                  <text:p text:style-name="nombre_5f_artibuto">+Itipo</text:p>
                </table:table-cell>
                <table:table-cell table:style-name="Tabla48.B2" office:value-type="string">
                  <text:p text:style-name="texto"><text:span text:style-name="T3">objeto de tipo Itipo(modelo.inc)</text:span></text:p>
                </table:table-cell>
              </table:table-row>
              <table:table-row>
                <table:table-cell table:style-name="Tabla48.A2" office:value-type="string">
                  <text:p text:style-name="nombre_5f_artibuto">+Ticfes</text:p>
                </table:table-cell>
                <table:table-cell table:style-name="Tabla48.B2" office:value-type="string">
                  <text:p text:style-name="texto"><text:span text:style-name="T3">objeto de tipo TIcfes(modelo.inc)</text:span></text:p>
                </table:table-cell>
              </table:table-row>
            </table:table>
            <text:p text:style-name="P4"><text:span text:style-name="T3"/></text:p>
          </table:table-cell>
        </table:table-row>
        <table:table-row table:style-name="Tabla17.1">
          <table:table-cell table:style-name="Tabla17.A2" office:value-type="string">
            <text:p text:style-name="nombre_5f_metodo">__construct()</text:p>
            <text:p text:style-name="tab_5f_texto"><text:span text:style-name="T3">carga el constructor del padre(Controller), incluye los modelos Ticfes,TEstudiantesIcfes, asigna el nombre 'Icfes' a la vista</text:span></text:p>
            <text:p text:style-name="nombre_5f_metodo">__reporteComponentePorNiveles()</text:p>
            <text:p text:style-name="tab_5f_texto"><text:span text:style-name="T3">Informe detallado de ICFES por niveles </text:span></text:p>
            <text:p text:style-name="nombre_5f_metodo">add()</text:p>
            <text:p text:style-name="tab_5f_texto"><text:span text:style-name="T3">adiciona un nuevo tipo de interdisiplinar y lo muestra en la vista como campo <text:s/>lista de selecion</text:span></text:p>
            <text:p text:style-name="nombre_5f_metodo">Comparativas()</text:p>
            <text:p text:style-name="tab_5f_texto"><text:span text:style-name="T3">Muestra comparativas con promedios de ICFES para el programa especificado</text:span></text:p>
            <text:p text:style-name="nombre_5f_metodo">create()</text:p>
            <text:p text:style-name="tab_5f_texto"><text:span text:style-name="T3">crear o adiciona los resultados de la prueba icfes <text:s/>a un estudiante</text:span></text:p>
            <text:p text:style-name="nombre_5f_metodo">Find()</text:p>
            <text:p text:style-name="tab_5f_texto"><text:span text:style-name="T3">muestra la vista</text:span></text:p>
            <text:p text:style-name="nombre_5f_metodo">icfes_segun_programa()</text:p>
            <text:p text:style-name="tab_5f_texto"><text:span text:style-name="T3">Muestra el icfes segun el programa </text:span></text:p>
            <text:p text:style-name="nombre_5f_metodo">Listado_Icfes()</text:p>
            <text:p text:style-name="tab_5f_texto"><text:span text:style-name="T3">despliega en la vista los icfes según el tipo de prueba oficial o simulacro</text:span></text:p>
            <text:p text:style-name="nombre_5f_metodo">ReporteComponentes()</text:p>
            <text:p text:style-name="tab_5f_texto"><text:span text:style-name="T3">Reporte detallado ICFES por componentes para el grupo indicado segun el caso</text:span></text:p>
            <text:p text:style-name="nombre_5f_metodo">ReporteDetallado()</text:p>
            <text:p text:style-name="tab_5f_texto"><text:span text:style-name="T3">Reporte detallado de ICFES por cursos en un programa especifico</text:span></text:p>
            <text:p text:style-name="nombre_5f_metodo">reporteIndividual()</text:p>
            <text:p text:style-name="tab_5f_texto"><text:span text:style-name="T3">Reporte de ICFES de un <text:s/>estudiante</text:span></text:p>
            <text:p text:style-name="nombre_5f_metodo">RespuestasIndividual()</text:p>
            <text:p text:style-name="tab_5f_texto"><text:span text:style-name="T3">Respuestas del estudiante indicado en una prueba ICFES especifica</text:span></text:p>
            <text:p text:style-name="nombre_5f_metodo"><text:soft-page-break/>ver_curso()</text:p>
            <text:p text:style-name="tab_5f_texto"><text:span text:style-name="T3">codigo del programa del icfes indicado</text:span>.</text:p>
            <text:p text:style-name="nombre_5f_metodo">View()</text:p>
            <text:p text:style-name="tab_5f_texto"><text:span text:style-name="T3">Muestra reporte ICFES segun lo indicado </text:span></text:p>
          </table:table-cell>
        </table:table-row>
      </table:table>
      <text:p text:style-name="Standard"/>
      <text:p text:style-name="P6"/>
      <table:table table:name="Tabla24" table:style-name="Tabla24">
        <table:table-column table:style-name="Tabla24.A"/>
        <table:table-row table:style-name="Tabla24.1">
          <table:table-cell table:style-name="Tabla24.A1" office:value-type="string">
            <text:p text:style-name="definicion">ObservacionesController</text:p>
          </table:table-cell>
        </table:table-row>
        <table:table-row table:style-name="Tabla24.1">
          <table:table-cell table:style-name="Tabla24.A2" office:value-type="string">
            <text:p text:style-name="texto">gestiona las obseraciones de un estudiante(crea,elimina, y lista las observaciones de un estudiante de forma indibidual o por grupos )</text:p>
          </table:table-cell>
        </table:table-row>
        <table:table-row table:style-name="Tabla24.1">
          <table:table-cell table:style-name="Tabla24.A2" office:value-type="string">
            <text:p text:style-name="P3"/>
          </table:table-cell>
        </table:table-row>
        <table:table-row table:style-name="Tabla24.1">
          <table:table-cell table:style-name="Tabla24.A2" office:value-type="string">
            <text:p text:style-name="nombre_5f_metodo"><text:span text:style-name="T1">__construct() </text:span></text:p>
            <text:p text:style-name="tab_5f_texto">carga el constructor del padre(Controller),incluye los modelos Tprograma, Testudiante, TObservacion y asigna el nombre “Observaciones” a la vista </text:p>
            <text:p text:style-name="nombre_5f_metodo"><text:span text:style-name="T1">Create()</text:span></text:p>
            <text:p text:style-name="tab_5f_texto">Registra una observacion para un estudiante</text:p>
            <text:p text:style-name="nombre_5f_metodo"><text:span text:style-name="T1">Delete()</text:span></text:p>
            <text:p text:style-name="tab_5f_texto">Elimina una observacion</text:p>
            <text:p text:style-name="nombre_5f_metodo"><text:span text:style-name="T1">Index()</text:span></text:p>
            <text:p text:style-name="tab_5f_texto">Listado con observaciones a los estudiantes segun un programa</text:p>
            <text:p text:style-name="nombre_5f_metodo"><text:span text:style-name="T1">View()</text:span></text:p>
            <text:p text:style-name="tab_5f_texto">Lista de observaciones para un estudiante en particular </text:p>
          </table:table-cell>
        </table:table-row>
      </table:table>
      <text:p text:style-name="Standard"/>
      <text:p text:style-name="P6"/>
      <table:table table:name="Tabla25" table:style-name="Tabla25">
        <table:table-column table:style-name="Tabla25.A"/>
        <table:table-row table:style-name="Tabla25.1">
          <table:table-cell table:style-name="Tabla25.A1" office:value-type="string">
            <text:p text:style-name="definicion">PersonasController</text:p>
          </table:table-cell>
        </table:table-row>
        <table:table-row table:style-name="Tabla25.1">
          <table:table-cell table:style-name="Tabla25.A2" office:value-type="string">
            <text:p text:style-name="texto">gestiona la informacion de una persona(crear, editar, eliminar,buscar)</text:p>
          </table:table-cell>
        </table:table-row>
        <table:table-row table:style-name="Tabla25.3">
          <table:table-cell table:style-name="Tabla25.A2" office:value-type="string">
            <text:p text:style-name="nombre_5f_metodo"><text:span text:style-name="T1"><text:s/>__construct()</text:span></text:p>
            <text:p text:style-name="tab_5f_texto"><text:span text:style-name="T3">carga el constrctor del padre(Controller) y los modelos Testudiante y asiga el titulo “Usuarios” a la vista</text:span></text:p>
            <text:p text:style-name="nombre_5f_metodo"><text:span text:style-name="T1"><text:s/>_prepareForm()</text:span></text:p>
            <text:p text:style-name="tab_5f_texto"><text:span text:style-name="T3">Prepara la informacion , los atributos de una persona para trabajar con ellos</text:span></text:p>
            <text:p text:style-name="nombre_5f_metodo"><text:span text:style-name="T1">add()</text:span></text:p>
            <text:p text:style-name="tab_5f_texto"><text:span text:style-name="T3">Permite registrar un nuevo usuario</text:span></text:p>
            <text:p text:style-name="nombre_5f_metodo"><text:span text:style-name="T1">buscarPorApellido()</text:span></text:p>
            <text:p text:style-name="tab_5f_texto"><text:span text:style-name="T3">Permite buscar un estudiante por apellido</text:span></text:p>
            <text:p text:style-name="nombre_5f_metodo"><text:span text:style-name="T1">Edit()</text:span></text:p>
            <text:p text:style-name="tab_5f_texto"><text:span text:style-name="T3">Permite actualizar la informacion de un estudiante</text:span></text:p>
            <text:p text:style-name="nombre_5f_metodo"><text:span text:style-name="T1">EditDesplazamiento()</text:span></text:p>
            <text:p text:style-name="tab_5f_texto"><text:span text:style-name="T3">Permite editar la ciudad de desplazamiento de un estudiante</text:span></text:p>
            <text:p text:style-name="nombre_5f_metodo"><text:span text:style-name="T1">edit_passwd()</text:span></text:p>
            <text:p text:style-name="tab_5f_texto"><text:span text:style-name="T3">Permite cambiar la contraseña a un estudiante</text:span></text:p>
            <text:p text:style-name="nombre_5f_metodo"><text:span text:style-name="T1">find()</text:span></text:p>
            <text:p text:style-name="tab_5f_texto"><text:span text:style-name="T3">carga los js y los css que necesita y despliega la vista</text:span></text:p>
            <text:p text:style-name="nombre_5f_metodo"><text:span text:style-name="T1">view()</text:span></text:p>
            <text:p text:style-name="tab_5f_texto"><text:span text:style-name="T3">Muestra informacion de un estudiante, con informacion mas detallada para los administradores del sistema</text:span></text:p>
          </table:table-cell>
        </table:table-row>
      </table:table>
      <text:p text:style-name="Standard"/>
      <text:p text:style-name="P6"/>
      <table:table table:name="Tabla26" table:style-name="Tabla26">
        <table:table-column table:style-name="Tabla26.A"/>
        <table:table-row table:style-name="Tabla26.1">
          <table:table-cell table:style-name="Tabla26.A1" office:value-type="string">
            <text:p text:style-name="definicion">ProgramasComponentesController</text:p>
          </table:table-cell>
        </table:table-row>
        <table:table-row table:style-name="Tabla26.1">
          <table:table-cell table:style-name="Tabla26.A2" office:value-type="string">
            <text:p text:style-name="texto"><text:s/>Esta clase esta encargada de las operaciones que vinculan los Componentes</text:p>
            <text:p text:style-name="texto">con los Programas</text:p>
          </table:table-cell>
        </table:table-row>
        <table:table-row table:style-name="Tabla26.1">
          <table:table-cell table:style-name="Tabla26.A2" office:value-type="string">
            <table:table table:name="Tabla49" table:style-name="Tabla49">
              <table:table-column table:style-name="Tabla49.A" table:number-columns-repeated="2"/>
              <table:table-row>
                <table:table-cell table:style-name="Tabla49.A1" office:value-type="string">
                  <text:p text:style-name="nombre_5f_artibuto">+Tcomponente</text:p>
                </table:table-cell>
                <table:table-cell table:style-name="Tabla49.B1" office:value-type="string">
                  <text:p text:style-name="texto"><text:span text:style-name="T3">objeto de tipo TComponente(modelo inc)</text:span></text:p>
                </table:table-cell>
              </table:table-row>
              <table:table-row>
                <table:table-cell table:style-name="Tabla49.A2" office:value-type="string">
                  <text:p text:style-name="nombre_5f_artibuto">+Tprograma </text:p>
                </table:table-cell>
                <table:table-cell table:style-name="Tabla49.B2" office:value-type="string">
                  <text:p text:style-name="texto"><text:span text:style-name="T3">objeto de tipo Tprograma(modelo inc)</text:span></text:p>
                </table:table-cell>
              </table:table-row>
            </table:table>
            <text:p text:style-name="P4"><text:span text:style-name="T3"/></text:p>
          </table:table-cell>
        </table:table-row>
        <table:table-row table:style-name="Tabla26.1">
          <table:table-cell table:style-name="Tabla26.A2" office:value-type="string">
            <text:p text:style-name="nombre_5f_metodo">__construct() </text:p>
            <text:p text:style-name="tab_5f_texto"><text:span text:style-name="T3">arga el controlador del padre(Controller), el modelo Tcomponente y asigna el titulo “Programas/Componentes <text:s/>a la vista”</text:span></text:p>
            <text:p text:style-name="nombre_5f_metodo">add()</text:p>
            <text:p text:style-name="tab_5f_texto"><text:span text:style-name="T3">permite adicionar o remover un componente a un programa</text:span></text:p>
            <text:p text:style-name="nombre_5f_metodo">edit()</text:p>
            <text:p text:style-name="tab_5f_texto"><text:span text:style-name="T3">Permite la asignacion y desasignacion de componentes <text:s/>a un PNAT en un determinado semestre</text:span></text:p>
            <text:p text:style-name="nombre_5f_metodo">index()</text:p>
            <text:p text:style-name="tab_5f_texto"><text:span text:style-name="T3">Muestra los componentes de un PNAT para un determinado semestre</text:span></text:p>
          </table:table-cell>
        </table:table-row>
      </table:table>
      <text:p text:style-name="Standard"/>
      <text:p text:style-name="P6"/>
      <table:table table:name="Tabla27" table:style-name="Tabla27">
        <table:table-column table:style-name="Tabla27.A"/>
        <table:table-row table:style-name="Tabla27.1">
          <table:table-cell table:style-name="Tabla27.A1" office:value-type="string">
            <text:p text:style-name="definicion">ProgramasController</text:p>
          </table:table-cell>
        </table:table-row>
        <table:table-row table:style-name="Tabla27.1">
          <table:table-cell table:style-name="Tabla27.A2" office:value-type="string">
            <text:p text:style-name="texto">gestiona los PNAT(crea, edita, y lista los PNAT`S)</text:p>
          </table:table-cell>
        </table:table-row>
        <table:table-row table:style-name="Tabla27.1">
          <table:table-cell table:style-name="Tabla27.A2" office:value-type="string">
            <table:table table:name="Tabla50" table:style-name="Tabla50">
              <table:table-column table:style-name="Tabla50.A" table:number-columns-repeated="2"/>
              <table:table-row>
                <table:table-cell table:style-name="Tabla50.A1" office:value-type="string">
                  <text:p text:style-name="nombre_5f_artibuto">+Tprograma</text:p>
                </table:table-cell>
                <table:table-cell table:style-name="Tabla50.B1" office:value-type="string">
                  <text:p text:style-name="texto"><text:span text:style-name="T3">objeto de tipo Tprograma(modelo inc)</text:span></text:p>
                </table:table-cell>
              </table:table-row>
            </table:table>
            <text:p text:style-name="P4"><text:span text:style-name="T3"/></text:p>
          </table:table-cell>
        </table:table-row>
        <table:table-row table:style-name="Tabla27.1">
          <table:table-cell table:style-name="Tabla27.A2" office:value-type="string">
            <text:p text:style-name="nombre_5f_metodo">__construct()</text:p>
            <text:p text:style-name="tab_5f_texto"><text:span text:style-name="T3">carga el controlador del padre(Controller), el modelo Tprograma y asigna el titulo “Programas” <text:s/>a la vista</text:span></text:p>
            <text:p text:style-name="nombre_5f_metodo">Add()</text:p>
            <text:p text:style-name="tab_5f_texto"><text:span text:style-name="T3">Registra un nuevo PNAT</text:span></text:p>
            <text:p text:style-name="nombre_5f_metodo">Configurar()</text:p>
            <text:p text:style-name="tab_5f_texto"><text:span text:style-name="T3">Registrar programas y cursos</text:span></text:p>
            <text:p text:style-name="nombre_5f_metodo">Index()</text:p>
            <text:p text:style-name="tab_5f_texto"><text:span text:style-name="T3">Muestra los PNATs</text:span></text:p>
            <text:p text:style-name="nombre_5f_metodo">view()</text:p>
            <text:p text:style-name="tab_5f_texto"><text:span text:style-name="T3">Muestra informacion sobre un PNAT en particular</text:span></text:p>
          </table:table-cell>
        </table:table-row>
      </table:table>
      <text:p text:style-name="Standard"/>
      <text:p text:style-name="P6"/>
      <table:table table:name="Tabla28" table:style-name="Tabla28">
        <table:table-column table:style-name="Tabla28.A"/>
        <table:table-row table:style-name="Tabla28.1">
          <table:table-cell table:style-name="Tabla28.A1" office:value-type="string">
            <text:p text:style-name="definicion">SesionController</text:p>
          </table:table-cell>
        </table:table-row>
        <table:table-row table:style-name="Tabla28.1">
          <table:table-cell table:style-name="Tabla28.A2" office:value-type="string">
            <text:p text:style-name="texto"><text:span text:style-name="T7">valida el ingreso de un usuario y luego crea una sesión para </text:span><text:span text:style-name="T8">cada usuario, identificando a cada usuarios en el transcurso de la navegación por la aplicacion </text:span></text:p>
          </table:table-cell>
        </table:table-row>
        <table:table-row table:style-name="Tabla28.1">
          <table:table-cell table:style-name="Tabla28.A2" office:value-type="string">
            <table:table table:name="Tabla51" table:style-name="Tabla51">
              <table:table-column table:style-name="Tabla51.A" table:number-columns-repeated="2"/>
              <table:table-row>
                <table:table-cell table:style-name="Tabla51.A1" office:value-type="string">
                  <text:p text:style-name="nombre_5f_artibuto">+EstNotificaciones</text:p>
                </table:table-cell>
                <table:table-cell table:style-name="Tabla51.B1" office:value-type="string">
                  <text:p text:style-name="texto"><text:span text:style-name="T3">objeto de tipo EstudianteNotificacion(modelo) </text:span></text:p>
                </table:table-cell>
              </table:table-row>
            </table:table>
            <text:p text:style-name="P4"><text:span text:style-name="T3"/></text:p>
          </table:table-cell>
        </table:table-row>
        <table:table-row table:style-name="Tabla28.1">
          <table:table-cell table:style-name="Tabla28.A2" office:value-type="string">
            <text:p text:style-name="nombre_5f_metodo">__construct() </text:p>
            <text:p text:style-name="tab_5f_texto"><text:span text:style-name="T3">carga el constructor de su padre(Controller), y e modelo Tpersona</text:span></text:p>
            <text:p text:style-name="nombre_5f_metodo">_displayLoginPage()</text:p>
            <text:p text:style-name="tab_5f_texto"><text:span text:style-name="T3">despliega la pagina para autenticarse</text:span></text:p>
            <text:p text:style-name="nombre_5f_metodo">_load_notificacitions()</text:p>
            <text:p text:style-name="tab_5f_texto"><text:span text:style-name="T3">Consulta las notificaciones asignadas al usuario.</text:span></text:p>
            <text:p text:style-name="nombre_5f_metodo">_set_session()</text:p>
            <text:p text:style-name="tab_5f_texto"><text:span text:style-name="T3">Establece una sesion para un usuario</text:span></text:p>
            <text:p text:style-name="nombre_5f_metodo">acceso_restringido()</text:p>
            <text:p text:style-name="tab_5f_texto"><text:span text:style-name="T3">Restringe el acceso al sistema</text:span></text:p>
            <text:p text:style-name="nombre_5f_metodo">Index()</text:p>
            <text:p text:style-name="tab_5f_texto"><text:span text:style-name="T3">Lleva al usuario a loguearse</text:span></text:p>
            <text:p text:style-name="nombre_5f_metodo">login()</text:p>
            <text:p text:style-name="tab_5f_texto"><text:span text:style-name="T3">ermite el ingreso de un usuario al sistema</text:span></text:p>
            <text:p text:style-name="nombre_5f_metodo">login_as()</text:p>
            <text:p text:style-name="tab_5f_texto"><text:span text:style-name="T3">vaida si el metodo le logeo es por post y si el usuario quese logea es el root, para si mostrarle ssu sesion</text:span></text:p>
            <text:p text:style-name="nombre_5f_metodo">Page404()</text:p>
            <text:p text:style-name="tab_5f_texto"><text:span text:style-name="T3">llama a mostrar la pagina de error 404</text:span></text:p>
            <text:p text:style-name="nombre_5f_metodo">Page500()</text:p>
            <text:p text:style-name="tab_5f_texto"><text:span text:style-name="T3">llama a mostrar la pagina de error 500</text:span></text:p>
            <text:p text:style-name="nombre_5f_metodo">Salir()</text:p>
            <text:p text:style-name="tab_5f_texto"><text:span text:style-name="T3">saca <text:s/>un usuario del sistema</text:span></text:p>
            <text:p text:style-name="nombre_5f_metodo">unlogin_as()</text:p>
            <text:p text:style-name="tab_5f_texto"><text:span text:style-name="T3">para mantener la variable sesion en el sistema ?? </text:span></text:p>
          </table:table-cell>
        </table:table-row>
      </table:table>
      <text:p text:style-name="Standard"/>
      <text:p text:style-name="P6"/>
      <table:table table:name="Tabla29" table:style-name="Tabla29">
        <table:table-column table:style-name="Tabla29.A"/>
        <table:table-row table:style-name="Tabla29.1">
          <table:table-cell table:style-name="Tabla29.A1" office:value-type="string">
            <text:p text:style-name="definicion">TestController</text:p>
          </table:table-cell>
        </table:table-row>
        <table:table-row table:style-name="Tabla29.1">
          <table:table-cell table:style-name="Tabla29.A2" office:value-type="string">
            <text:p text:style-name="texto">clase encargada de probar ciertos componentes de la aplicacione</text:p>
          </table:table-cell>
        </table:table-row>
        <table:table-row table:style-name="Tabla29.1">
          <table:table-cell table:style-name="Tabla29.A2" office:value-type="string">
            <text:p text:style-name="P4"/>
            <table:table table:name="Tabla52" table:style-name="Tabla52">
              <table:table-column table:style-name="Tabla52.A" table:number-columns-repeated="2"/>
              <table:table-row>
                <table:table-cell table:style-name="Tabla52.A1" office:value-type="string">
                  <text:p text:style-name="nombre_5f_artibuto">+Notificaciones</text:p>
                </table:table-cell>
                <table:table-cell table:style-name="Tabla52.B1" office:value-type="string">
                  <text:p text:style-name="texto"><text:span text:style-name="T3">objeto de tipo EstudianteNotificaion(modelo)</text:span></text:p>
                </table:table-cell>
              </table:table-row>
            </table:table>
            <text:p text:style-name="P4"><text:span text:style-name="T3"/></text:p>
          </table:table-cell>
        </table:table-row>
        <table:table-row table:style-name="Tabla29.1">
          <table:table-cell table:style-name="Tabla29.A2" office:value-type="string">
            <text:p text:style-name="nombre_5f_metodo">CargarColegios()</text:p>
            <text:p text:style-name="tab_5f_texto"><text:span text:style-name="T3">carga los colegios de donde estudio un estudiantes con el año de graduacion , esto lo carga de un archivo <text:s/>.csv</text:span></text:p>
            <text:p text:style-name="nombre_5f_metodo">CargarEstudiantes()</text:p>
            <text:p text:style-name="tab_5f_texto"><text:span text:style-name="T3">carga los estudiantes de un archivo .csv</text:span></text:p>
            <text:p text:style-name="nombre_5f_metodo">CargarIcfes()</text:p>
            <text:p text:style-name="tab_5f_texto"><text:span text:style-name="T3">carga resultados del Icfes a los estudiantes desde un archivo .csv</text:span></text:p>
            <text:p text:style-name="nombre_5f_metodo">genera_puntajes()</text:p>
            <text:p text:style-name="tab_5f_texto"><text:span text:style-name="T3">genera los puntajes</text:span></text:p>
            <text:p text:style-name="nombre_5f_metodo">Info()</text:p>
            <text:p text:style-name="tab_5f_texto"><text:span text:style-name="T3">phpinfo mustra la configuracion del servidor de php</text:span></text:p>
            <text:p text:style-name="nombre_5f_metodo">ln()</text:p>
            <text:p text:style-name="tab_5f_texto"><text:span text:style-name="T3">almacena ls notificaciones de los studiantes</text:span></text:p>
          </table:table-cell>
        </table:table-row>
      </table:table>
      <text:p text:style-name="Standard"/>
      <text:p text:style-name="P6"/>
      <table:table table:name="Tabla30" table:style-name="Tabla30">
        <table:table-column table:style-name="Tabla30.A"/>
        <table:table-row table:style-name="Tabla30.1">
          <table:table-cell table:style-name="Tabla30.A1" office:value-type="string">
            <text:p text:style-name="definicion">UniversidadesController</text:p>
          </table:table-cell>
        </table:table-row>
        <table:table-row table:style-name="Tabla30.1">
          <table:table-cell table:style-name="Tabla30.A2" office:value-type="string">
            <text:p text:style-name="texto"><text:span text:style-name="T4">muestra el listados de la universidades con las carreras donde </text:span><text:span text:style-name="T6">los egresados ingresaron a realizar sus estudios superiores.permite crear nuevas universidades</text:span></text:p>
          </table:table-cell>
        </table:table-row>
        <table:table-row table:style-name="Tabla30.1">
          <table:table-cell table:style-name="Tabla30.A2" office:value-type="string">
            <table:table table:name="Tabla53" table:style-name="Tabla53">
              <table:table-column table:style-name="Tabla53.A" table:number-columns-repeated="2"/>
              <table:table-row>
                <table:table-cell table:style-name="Tabla53.A1" office:value-type="string">
                  <text:p text:style-name="nombre_5f_artibuto">+Universidad </text:p>
                </table:table-cell>
                <table:table-cell table:style-name="Tabla53.B1" office:value-type="string">
                  <text:p text:style-name="texto"><text:span text:style-name="T3">objeto de tipo TUniversidade(modelo)</text:span></text:p>
                </table:table-cell>
              </table:table-row>
            </table:table>
            <text:p text:style-name="P4"><text:span text:style-name="T3"/></text:p>
          </table:table-cell>
        </table:table-row>
        <table:table-row table:style-name="Tabla30.1">
          <table:table-cell table:style-name="Tabla30.A2" office:value-type="string">
            <text:p text:style-name="nombre_5f_metodo">__construct()</text:p>
            <text:p text:style-name="tab_5f_texto"><text:span text:style-name="T3"><text:s/>carga el constructor del padre(Controller), el modelo Tegresado y asigna el nombre “Egresados” a la vista</text:span></text:p>
            <text:p text:style-name="nombre_5f_metodo">_find_by_pattern()</text:p>
            <text:p text:style-name="tab_5f_texto"><text:span text:style-name="T3">lista las universidades que cumplan cuyo nombre cumplan con el patron indicado</text:span></text:p>
            <text:p text:style-name="nombre_5f_metodo">Add()</text:p>
            <text:p text:style-name="tab_5f_texto"><text:span text:style-name="T3">Crea una universidad</text:span></text:p>
            <text:p text:style-name="nombre_5f_metodo">Carreras()</text:p>
            <text:p text:style-name="tab_5f_texto"><text:span text:style-name="T3">Muestra las carreras y modalidad de las mismas en las universidades</text:span></text:p>
            <text:p text:style-name="nombre_5f_metodo">Ciudades()</text:p>
            <text:p text:style-name="tab_5f_texto"><text:span text:style-name="T3">Lista el codigo de las ciudades en que existen universidades</text:span> <text:span text:style-name="T3">que cumplan con el patron dado</text:span></text:p>
            <text:p text:style-name="nombre_5f_metodo">egresados()</text:p>
            <text:p text:style-name="tab_5f_texto"><text:span text:style-name="T3">Muestra los egresados con la universidad y carrera donde ingresaron</text:span></text:p>
            <text:p text:style-name="nombre_5f_metodo">Find()</text:p>
            <text:p text:style-name="P4"><text:span text:style-name="T3"/></text:p>
            <text:p text:style-name="nombre_5f_metodo">index()</text:p>
            <text:p text:style-name="tab_5f_texto"><text:span text:style-name="T3">Listado de las universidades</text:span> 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Arial2" svg:font-family="Arial" style:font-family-generic="swiss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 Condensed" svg:font-family="'DejaVu Sans Condensed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O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ombre_5f_metodo" style:display-name="nombre_metodo" style:family="paragraph" style:parent-style-name="Heading_20_2" style:default-outline-level="" style:list-style-name="" style:master-page-name="">
      <style:paragraph-properties fo:margin-left="1.499cm" fo:margin-right="0cm" fo:margin-top="0.101cm" fo:margin-bottom="0.101cm" fo:text-align="start" style:justify-single-word="false" fo:text-indent="-1.499cm" style:auto-text-indent="false" style:page-number="auto" fo:break-before="auto" fo:break-after="auto" style:shadow="none" style:text-autospace="none" style:vertical-align="bottom">
        <style:tab-stops/>
      </style:paragraph-properties>
      <style:text-properties fo:color="#000000" style:text-outline="false" style:text-line-through-style="none" style:font-name="Arial1" fo:font-size="11pt" fo:font-style="normal" fo:text-shadow="none" style:text-underline-style="none" fo:font-weight="bold" style:font-name-asian="DejaVu Sans Condensed" style:font-size-asian="12pt" style:font-style-asian="normal" style:font-weight-asian="normal" style:font-name-complex="DejaVu Sans Condensed" style:font-size-complex="12pt" style:font-style-complex="normal" style:font-weight-complex="normal" style:text-emphasize="none" style:text-overline-style="none" style:text-overline-color="font-color"/>
    </style:style>
    <style:style style:name="definicion" style:family="paragraph" style:parent-style-name="Heading_20_1" style:default-outline-level="" style:list-style-name="" style:master-page-name="">
      <style:paragraph-properties fo:margin-top="0.101cm" fo:margin-bottom="0.101cm" fo:text-align="center" style:justify-single-word="false" style:page-number="auto"/>
      <style:text-properties fo:font-size="115%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nombre_5f_artibuto" style:display-name="nombre_artibuto" style:family="paragraph" style:parent-style-name="Heading_20_2" style:default-outline-level="" style:list-style-name="" style:master-page-name="">
      <style:paragraph-properties fo:margin-left="0cm" fo:margin-right="0cm" fo:margin-top="0.101cm" fo:margin-bottom="0.101cm" fo:text-align="start" style:justify-single-word="false" fo:text-indent="0cm" style:auto-text-indent="false" style:page-number="auto"/>
      <style:text-properties fo:font-size="11pt" fo:font-style="normal" fo:font-weight="bold"/>
    </style:style>
    <style:style style:name="Text" style:family="paragraph" style:parent-style-name="Caption" style:default-outline-level="" style:class="extra" style:master-page-name="">
      <style:paragraph-properties fo:margin-top="0.101cm" fo:margin-bottom="0.101cm" style:page-number="auto" fo:background-color="transparent" style:shadow="none">
        <style:tab-stops/>
        <style:background-image/>
      </style:paragraph-properties>
      <style:text-properties style:font-name="Arial1" fo:font-style="normal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roid Sans Fallback1" style:font-size-asian="10pt" style:font-name-complex="DejaVu Sans Mono" style:font-size-complex="10pt"/>
    </style:style>
    <style:style style:name="texto" style:family="paragraph" style:parent-style-name="Text" style:master-page-name="">
      <style:paragraph-properties fo:margin-left="0cm" fo:margin-right="0cm" fo:text-indent="0cm" style:auto-text-indent="false" style:page-number="auto"/>
      <style:text-properties fo:font-size="11pt"/>
    </style:style>
    <style:style style:name="tab_5f_texto" style:display-name="tab_texto" style:family="paragraph" style:parent-style-name="Text">
      <style:paragraph-properties fo:margin-left="1.499cm" fo:margin-right="0cm" fo:text-indent="0cm" style:auto-text-indent="false"/>
      <style:text-properties fo:font-size="11pt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OAE-Desarrollo </meta:initial-creator>
    <meta:creation-date>2011-06-02T09:55:55</meta:creation-date>
    <dc:date>2011-06-08T09:18:37</dc:date>
    <meta:editing-duration>PT14H38M</meta:editing-duration>
    <meta:editing-cycles>47</meta:editing-cycles>
    <meta:generator>LibreOffice/3.3$Linux LibreOffice_project/330m19$Build-6</meta:generator>
    <dc:creator>OAE-Desarrollo </dc:creator>
    <meta:document-statistic meta:table-count="54" meta:image-count="0" meta:object-count="0" meta:page-count="37" meta:paragraph-count="644" meta:word-count="3434" meta:character-count="23806"/>
  </office:meta>
</office:document-meta>
</file>